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4" table:default-cell-style-name="ce1"/>
        <table:table-column table:style-name="co1" table:number-columns-repeated="2" table:default-cell-style-name="Default"/>
        <table:table-column table:style-name="co1" table:number-columns-repeated="16328" table:default-cell-style-name="ce1"/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eR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eQ1</text:p>
          </table:table-cell>
          <table:table-cell office:value-type="string" calcext:value-type="string">
            <text:p>mV1</text:p>
          </table:table-cell>
          <table:table-cell office:value-type="string" calcext:value-type="string">
            <text:p>emV1</text:p>
          </table:table-cell>
          <table:table-cell office:value-type="string" calcext:value-type="string">
            <text:p>mA1</text:p>
          </table:table-cell>
          <table:table-cell office:value-type="string" calcext:value-type="string">
            <text:p>emA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eR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eQ2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emV2</text:p>
          </table:table-cell>
          <table:table-cell office:value-type="string" calcext:value-type="string">
            <text:p>mA2</text:p>
          </table:table-cell>
          <table:table-cell office:value-type="string" calcext:value-type="string">
            <text:p>emA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eR3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eQ3</text:p>
          </table:table-cell>
          <table:table-cell office:value-type="string" calcext:value-type="string">
            <text:p>mV3</text:p>
          </table:table-cell>
          <table:table-cell office:value-type="string" calcext:value-type="string">
            <text:p>emV3</text:p>
          </table:table-cell>
          <table:table-cell office:value-type="string" calcext:value-type="string">
            <text:p>mA3</text:p>
          </table:table-cell>
          <table:table-cell office:value-type="string" calcext:value-type="string">
            <text:p>emA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eR4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eQ4</text:p>
          </table:table-cell>
          <table:table-cell office:value-type="string" calcext:value-type="string">
            <text:p>mV4</text:p>
          </table:table-cell>
          <table:table-cell office:value-type="string" calcext:value-type="string">
            <text:p>emV4</text:p>
          </table:table-cell>
          <table:table-cell office:value-type="string" calcext:value-type="string">
            <text:p>mA4</text:p>
          </table:table-cell>
          <table:table-cell office:value-type="string" calcext:value-type="string">
            <text:p>emA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eR5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eQ5</text:p>
          </table:table-cell>
          <table:table-cell office:value-type="string" calcext:value-type="string">
            <text:p>mV5</text:p>
          </table:table-cell>
          <table:table-cell office:value-type="string" calcext:value-type="string">
            <text:p>emV5</text:p>
          </table:table-cell>
          <table:table-cell office:value-type="string" calcext:value-type="string">
            <text:p>mA5</text:p>
          </table:table-cell>
          <table:table-cell office:value-type="string" calcext:value-type="string">
            <text:p>emA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eR6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eQ6</text:p>
          </table:table-cell>
          <table:table-cell office:value-type="string" calcext:value-type="string">
            <text:p>mV6</text:p>
          </table:table-cell>
          <table:table-cell office:value-type="string" calcext:value-type="string">
            <text:p>emV6</text:p>
          </table:table-cell>
          <table:table-cell office:value-type="string" calcext:value-type="string">
            <text:p>mA6</text:p>
          </table:table-cell>
          <table:table-cell office:value-type="string" calcext:value-type="string">
            <text:p>emA6</text:p>
          </table:table-cell>
          <table:table-cell table:number-columns-repeated="16330"/>
        </table:table-row>
        <table:table-row table:style-name="ro2">
          <table:table-cell table:style-name="ce3" table:formula="of:=273+30" office:value-type="float" office:value="303" calcext:value-type="float">
            <text:p>303</text:p>
          </table:table-cell>
          <table:table-cell table:style-name="Default" table:formula="of:=[.F2]/[.H2]" office:value-type="float" office:value="20.2238616128212" calcext:value-type="float">
            <text:p>20.2238616128212</text:p>
          </table:table-cell>
          <table:table-cell table:style-name="Default" table:formula="of:=(([.G2]/[.H2])^2+([.I2]*[.F2]/([.H2]*[.H2]))^2)^(1/2)" office:value-type="float" office:value="0.0103121865003975" calcext:value-type="float">
            <text:p>0.0103121865003975</text:p>
          </table:table-cell>
          <table:table-cell table:style-name="Default" table:formula="of:=[.F2]*[.H2]" office:value-type="float" office:value="5000.232" calcext:value-type="float">
            <text:p>5000.232</text:p>
          </table:table-cell>
          <table:table-cell table:style-name="Default" table:formula="of:=(([.G2]*[.H2])^2+([.F2]*[.I2])^2)^(1/2)" office:value-type="float" office:value="2.54962805404911" calcext:value-type="float">
            <text:p>2.54962805404911</text:p>
          </table:table-cell>
          <table:table-cell table:style-name="ce3" office:value-type="float" office:value="318" calcext:value-type="float">
            <text:p>318</text:p>
          </table:table-cell>
          <table:table-cell table:style-name="Default" table:formula="of:=[.F2]*[.$A$4]" office:value-type="float" office:value="0.0318" calcext:value-type="float">
            <text:p>0.0318</text:p>
          </table:table-cell>
          <table:table-cell table:style-name="ce3" office:value-type="float" office:value="15.724" calcext:value-type="float">
            <text:p>15.724</text:p>
          </table:table-cell>
          <table:table-cell table:style-name="Default" table:formula="of:=[.H2]*[.$A$6]" office:value-type="float" office:value="0.007862" calcext:value-type="float">
            <text:p>0.007862</text:p>
          </table:table-cell>
          <table:table-cell table:style-name="ce3" table:formula="of:=273+40" office:value-type="float" office:value="313" calcext:value-type="float">
            <text:p>313</text:p>
          </table:table-cell>
          <table:table-cell table:style-name="Default" table:formula="of:=[.O2]/[.Q2]" office:value-type="float" office:value="20.9933774834437" calcext:value-type="float">
            <text:p>20.9933774834437</text:p>
          </table:table-cell>
          <table:table-cell table:style-name="Default" table:formula="of:=(([.P2]/[.Q2])^2+([.R2]*[.O2]/([.Q2]*[.Q2]))^2)^(1/2)" office:value-type="float" office:value="0.0107045641444299" calcext:value-type="float">
            <text:p>0.0107045641444299</text:p>
          </table:table-cell>
          <table:table-cell table:style-name="Default" table:formula="of:=[.O2]*[.Q2]" office:value-type="float" office:value="4786.7" calcext:value-type="float">
            <text:p>4786.7</text:p>
          </table:table-cell>
          <table:table-cell table:style-name="Default" table:formula="of:=(([.P2]*[.Q2])^2+([.O2]*[.R2])^2)^(1/2)" office:value-type="float" office:value="2.44074767057146" calcext:value-type="float">
            <text:p>2.44074767057146</text:p>
          </table:table-cell>
          <table:table-cell table:style-name="ce3" office:value-type="float" office:value="317" calcext:value-type="float">
            <text:p>317</text:p>
          </table:table-cell>
          <table:table-cell table:formula="of:=[.O2]*[.$J$4]" office:value-type="float" office:value="0.0317" calcext:value-type="float">
            <text:p>0.0317</text:p>
          </table:table-cell>
          <table:table-cell table:style-name="ce3" office:value-type="float" office:value="15.1" calcext:value-type="float">
            <text:p>15.1</text:p>
          </table:table-cell>
          <table:table-cell table:formula="of:=[.Q2]*[.$J$6]" office:value-type="float" office:value="0.00755" calcext:value-type="float">
            <text:p>0.00755</text:p>
          </table:table-cell>
          <table:table-cell table:style-name="ce3" table:formula="of:=273+50" office:value-type="float" office:value="323" calcext:value-type="float">
            <text:p>323</text:p>
          </table:table-cell>
          <table:table-cell table:style-name="Default" table:formula="of:=[.X2]/[.Z2]" office:value-type="float" office:value="21.6389244558259" calcext:value-type="float">
            <text:p>21.6389244558259</text:p>
          </table:table-cell>
          <table:table-cell table:style-name="Default" table:formula="of:=(([.Y2]/[.Z2])^2+([.AA2]*[.X2]/([.Z2]*[.Z2]))^2)^(1/2)" office:value-type="float" office:value="0.0110337298053416" calcext:value-type="float">
            <text:p>0.0110337298053416</text:p>
          </table:table-cell>
          <table:table-cell table:style-name="Default" table:formula="of:=[.X2]*[.Z2]" office:value-type="float" office:value="5279.56" calcext:value-type="float">
            <text:p>5279.56</text:p>
          </table:table-cell>
          <table:table-cell table:style-name="Default" table:formula="of:=(([.Y2]*[.Z2])^2+([.X2]*[.AA2])^2)^(1/2)" office:value-type="float" office:value="2.69205794631839" calcext:value-type="float">
            <text:p>2.69205794631839</text:p>
          </table:table-cell>
          <table:table-cell table:style-name="ce3" office:value-type="float" office:value="338" calcext:value-type="float">
            <text:p>338</text:p>
          </table:table-cell>
          <table:table-cell table:formula="of:=[.X2]*[.$S$4]" office:value-type="float" office:value="0.0338" calcext:value-type="float">
            <text:p>0.0338</text:p>
          </table:table-cell>
          <table:table-cell table:style-name="ce3" office:value-type="float" office:value="15.62" calcext:value-type="float">
            <text:p>15.62</text:p>
          </table:table-cell>
          <table:table-cell table:formula="of:=[.Z2]*[.$S$6]" office:value-type="float" office:value="0.00781" calcext:value-type="float">
            <text:p>0.00781</text:p>
          </table:table-cell>
          <table:table-cell table:style-name="ce3" table:formula="of:=273+60" office:value-type="float" office:value="333" calcext:value-type="float">
            <text:p>333</text:p>
          </table:table-cell>
          <table:table-cell table:style-name="Default" table:formula="of:=[.AG2]/[.AI2]" office:value-type="float" office:value="22.3363286264442" calcext:value-type="float">
            <text:p>22.3363286264442</text:p>
          </table:table-cell>
          <table:table-cell table:style-name="Default" table:formula="of:=(([.AH2]/[.AI2])^2+([.AJ2]*[.AG2]/([.AI2]*[.AI2]))^2)^(1/2)" office:value-type="float" office:value="0.011389337552826" calcext:value-type="float">
            <text:p>0.011389337552826</text:p>
          </table:table-cell>
          <table:table-cell table:style-name="Default" table:formula="of:=[.AG2]*[.AI2]" office:value-type="float" office:value="5421.84" calcext:value-type="float">
            <text:p>5421.84</text:p>
          </table:table-cell>
          <table:table-cell table:style-name="Default" table:formula="of:=(([.AH2]*[.AI2])^2+([.AG2]*[.AJ2])^2)^(1/2)" office:value-type="float" office:value="2.76460679595779" calcext:value-type="float">
            <text:p>2.76460679595779</text:p>
          </table:table-cell>
          <table:table-cell table:style-name="ce3" office:value-type="float" office:value="348" calcext:value-type="float">
            <text:p>348</text:p>
          </table:table-cell>
          <table:table-cell table:formula="of:=[.AG2]*[.$AB$4]" office:value-type="float" office:value="0.0348" calcext:value-type="float">
            <text:p>0.0348</text:p>
          </table:table-cell>
          <table:table-cell table:style-name="ce3" office:value-type="float" office:value="15.58" calcext:value-type="float">
            <text:p>15.58</text:p>
          </table:table-cell>
          <table:table-cell table:formula="of:=[.AI2]*[.$AB$6]" office:value-type="float" office:value="0.00779" calcext:value-type="float">
            <text:p>0.00779</text:p>
          </table:table-cell>
          <table:table-cell table:style-name="ce3" table:formula="of:=273+70" office:value-type="float" office:value="343" calcext:value-type="float">
            <text:p>343</text:p>
          </table:table-cell>
          <table:table-cell table:style-name="Default" table:formula="of:=[.AP2]/[.AR2]" office:value-type="float" office:value="23.0521571152608" calcext:value-type="float">
            <text:p>23.0521571152608</text:p>
          </table:table-cell>
          <table:table-cell table:style-name="Default" table:formula="of:=(([.AQ2]/[.AR2])^2+([.AS2]*[.AP2]/([.AR2]*[.AR2]))^2)^(1/2)" office:value-type="float" office:value="0.0117543398961122" calcext:value-type="float">
            <text:p>0.0117543398961122</text:p>
          </table:table-cell>
          <table:table-cell table:style-name="Default" table:formula="of:=[.AP2]*[.AR2]" office:value-type="float" office:value="5559.74" calcext:value-type="float">
            <text:p>5559.74</text:p>
          </table:table-cell>
          <table:table-cell table:style-name="Default" table:formula="of:=(([.AQ2]*[.AR2])^2+([.AP2]*[.AS2])^2)^(1/2)" office:value-type="float" office:value="2.83492227505024" calcext:value-type="float">
            <text:p>2.83492227505024</text:p>
          </table:table-cell>
          <table:table-cell table:style-name="ce3" office:value-type="float" office:value="358" calcext:value-type="float">
            <text:p>358</text:p>
          </table:table-cell>
          <table:table-cell table:formula="of:=[.AP2]*[.$AK$4]" office:value-type="float" office:value="0.0358" calcext:value-type="float">
            <text:p>0.0358</text:p>
          </table:table-cell>
          <table:table-cell table:style-name="ce3" office:value-type="float" office:value="15.53" calcext:value-type="float">
            <text:p>15.53</text:p>
          </table:table-cell>
          <table:table-cell table:formula="of:=[.AR2]*[.$AK$6]" office:value-type="float" office:value="0.007765" calcext:value-type="float">
            <text:p>0.007765</text:p>
          </table:table-cell>
          <table:table-cell office:value-type="float" office:value="62.2" calcext:value-type="float">
            <text:p>62.2</text:p>
          </table:table-cell>
          <table:table-cell table:style-name="Default" table:formula="of:=[.AY2]/[.BA2]" office:value-type="float" office:value="23.4685073339085" calcext:value-type="float">
            <text:p>23.4685073339085</text:p>
          </table:table-cell>
          <table:table-cell table:style-name="Default" table:formula="of:=(([.AZ2]/[.BA2])^2+([.BB2]*[.AY2]/([.BA2]*[.BA2]))^2)^(1/2)" office:value-type="float" office:value="0.0119666376850495" calcext:value-type="float">
            <text:p>0.0119666376850495</text:p>
          </table:table-cell>
          <table:table-cell table:style-name="Default" table:formula="of:=[.AY2]*[.BA2]" office:value-type="float" office:value="0.02837232" calcext:value-type="float">
            <text:p>0.02837232</text:p>
          </table:table-cell>
          <table:table-cell table:style-name="Default" table:formula="of:=(([.AZ2]*[.BA2])^2+([.AY2]*[.BB2])^2)^(1/2)" office:value-type="float" office:value="0.0000144671013325899" calcext:value-type="float">
            <text:p>1.44671013325899E-05</text:p>
          </table:table-cell>
          <table:table-cell office:value-type="float" office:value="0.816" calcext:value-type="float">
            <text:p>0.816</text:p>
          </table:table-cell>
          <table:table-cell table:formula="of:=[.AY2]*[.$AT$4]" office:value-type="float" office:value="0.0000816" calcext:value-type="float">
            <text:p>0.0000816</text:p>
          </table:table-cell>
          <table:table-cell office:value-type="float" office:value="0.03477" calcext:value-type="float">
            <text:p>0.03477</text:p>
          </table:table-cell>
          <table:table-cell table:formula="of:=[.BA2]*[.$AT$6]" office:value-type="float" office:value="0.000017385" calcext:value-type="float">
            <text:p>0.000017385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cemV1</text:p>
          </table:table-cell>
          <table:table-cell table:style-name="Default" table:formula="of:=[.F3]/[.H3]" office:value-type="float" office:value="20.2359947066608" calcext:value-type="float">
            <text:p>20.2359947066608</text:p>
          </table:table-cell>
          <table:table-cell table:style-name="Default" table:formula="of:=(([.G3]/[.H3])^2+([.I3]*[.F3]/([.H3]*[.H3]))^2)^(1/2)" office:value-type="float" office:value="0.0103183731886224" calcext:value-type="float">
            <text:p>0.0103183731886224</text:p>
          </table:table-cell>
          <table:table-cell table:style-name="Default" table:formula="of:=[.F3]*[.H3]" office:value-type="float" office:value="6655.912" calcext:value-type="float">
            <text:p>6655.912</text:p>
          </table:table-cell>
          <table:table-cell table:style-name="Default" table:formula="of:=(([.G3]*[.H3])^2+([.F3]*[.I3])^2)^(1/2)" office:value-type="float" office:value="3.39386251687564" calcext:value-type="float">
            <text:p>3.39386251687564</text:p>
          </table:table-cell>
          <table:table-cell table:style-name="ce3" office:value-type="float" office:value="367" calcext:value-type="float">
            <text:p>367</text:p>
          </table:table-cell>
          <table:table-cell table:style-name="Default" table:formula="of:=[.F3]*[.$A$4]" office:value-type="float" office:value="0.0367" calcext:value-type="float">
            <text:p>0.0367</text:p>
          </table:table-cell>
          <table:table-cell table:style-name="ce3" office:value-type="float" office:value="18.136" calcext:value-type="float">
            <text:p>18.136</text:p>
          </table:table-cell>
          <table:table-cell table:style-name="Default" table:formula="of:=[.H3]*[.$A$6]" office:value-type="float" office:value="0.009068" calcext:value-type="float">
            <text:p>0.009068</text:p>
          </table:table-cell>
          <table:table-cell office:value-type="string" calcext:value-type="string">
            <text:p>cemV2</text:p>
          </table:table-cell>
          <table:table-cell table:style-name="Default" table:formula="of:=[.O3]/[.Q3]" office:value-type="float" office:value="21.0010881392818" calcext:value-type="float">
            <text:p>21.0010881392818</text:p>
          </table:table-cell>
          <table:table-cell table:style-name="Default" table:formula="of:=(([.P3]/[.Q3])^2+([.R3]*[.O3]/([.Q3]*[.Q3]))^2)^(1/2)" office:value-type="float" office:value="0.010708495822888" calcext:value-type="float">
            <text:p>0.010708495822888</text:p>
          </table:table-cell>
          <table:table-cell table:style-name="Default" table:formula="of:=[.O3]*[.Q3]" office:value-type="float" office:value="7094.68" calcext:value-type="float">
            <text:p>7094.68</text:p>
          </table:table-cell>
          <table:table-cell table:style-name="Default" table:formula="of:=(([.P3]*[.Q3])^2+([.O3]*[.R3])^2)^(1/2)" office:value-type="float" office:value="3.61759117626965" calcext:value-type="float">
            <text:p>3.61759117626965</text:p>
          </table:table-cell>
          <table:table-cell table:style-name="ce3" office:value-type="float" office:value="386" calcext:value-type="float">
            <text:p>386</text:p>
          </table:table-cell>
          <table:table-cell table:formula="of:=[.O3]*[.$J$4]" office:value-type="float" office:value="0.0386" calcext:value-type="float">
            <text:p>0.0386</text:p>
          </table:table-cell>
          <table:table-cell table:style-name="ce3" office:value-type="float" office:value="18.38" calcext:value-type="float">
            <text:p>18.38</text:p>
          </table:table-cell>
          <table:table-cell table:formula="of:=[.Q3]*[.$J$6]" office:value-type="float" office:value="0.00919" calcext:value-type="float">
            <text:p>0.00919</text:p>
          </table:table-cell>
          <table:table-cell office:value-type="string" calcext:value-type="string">
            <text:p>cemV3</text:p>
          </table:table-cell>
          <table:table-cell table:style-name="Default" table:formula="of:=[.X3]/[.Z3]" office:value-type="float" office:value="21.6787103946637" calcext:value-type="float">
            <text:p>21.6787103946637</text:p>
          </table:table-cell>
          <table:table-cell table:style-name="Default" table:formula="of:=(([.Y3]/[.Z3])^2+([.AA3]*[.X3]/([.Z3]*[.Z3]))^2)^(1/2)" office:value-type="float" office:value="0.0110540167331917" calcext:value-type="float">
            <text:p>0.0110540167331917</text:p>
          </table:table-cell>
          <table:table-cell table:style-name="Default" table:formula="of:=[.X3]*[.Z3]" office:value-type="float" office:value="7016.1" calcext:value-type="float">
            <text:p>7016.1</text:p>
          </table:table-cell>
          <table:table-cell table:style-name="Default" table:formula="of:=(([.Y3]*[.Z3])^2+([.X3]*[.AA3])^2)^(1/2)" office:value-type="float" office:value="3.57752308093183" calcext:value-type="float">
            <text:p>3.57752308093183</text:p>
          </table:table-cell>
          <table:table-cell table:style-name="ce3" office:value-type="float" office:value="390" calcext:value-type="float">
            <text:p>390</text:p>
          </table:table-cell>
          <table:table-cell table:formula="of:=[.X3]*[.$S$4]" office:value-type="float" office:value="0.039" calcext:value-type="float">
            <text:p>0.039</text:p>
          </table:table-cell>
          <table:table-cell table:style-name="ce3" office:value-type="float" office:value="17.99" calcext:value-type="float">
            <text:p>17.99</text:p>
          </table:table-cell>
          <table:table-cell table:formula="of:=[.Z3]*[.$S$6]" office:value-type="float" office:value="0.008995" calcext:value-type="float">
            <text:p>0.008995</text:p>
          </table:table-cell>
          <table:table-cell office:value-type="string" calcext:value-type="string">
            <text:p>cemV4</text:p>
          </table:table-cell>
          <table:table-cell table:style-name="Default" table:formula="of:=[.AG3]/[.AI3]" office:value-type="float" office:value="22.3928004235045" calcext:value-type="float">
            <text:p>22.3928004235045</text:p>
          </table:table-cell>
          <table:table-cell table:style-name="Default" table:formula="of:=(([.AH3]/[.AI3])^2+([.AJ3]*[.AG3]/([.AI3]*[.AI3]))^2)^(1/2)" office:value-type="float" office:value="0.0114181326323438" calcext:value-type="float">
            <text:p>0.0114181326323438</text:p>
          </table:table-cell>
          <table:table-cell table:style-name="Default" table:formula="of:=[.AG3]*[.AI3]" office:value-type="float" office:value="7990.47" calcext:value-type="float">
            <text:p>7990.47</text:p>
          </table:table-cell>
          <table:table-cell table:style-name="Default" table:formula="of:=(([.AH3]*[.AI3])^2+([.AG3]*[.AJ3])^2)^(1/2)" office:value-type="float" office:value="4.07435624527777" calcext:value-type="float">
            <text:p>4.07435624527777</text:p>
          </table:table-cell>
          <table:table-cell table:style-name="ce3" office:value-type="float" office:value="423" calcext:value-type="float">
            <text:p>423</text:p>
          </table:table-cell>
          <table:table-cell table:formula="of:=[.AG3]*[.$AB$4]" office:value-type="float" office:value="0.0423" calcext:value-type="float">
            <text:p>0.0423</text:p>
          </table:table-cell>
          <table:table-cell table:style-name="ce3" office:value-type="float" office:value="18.89" calcext:value-type="float">
            <text:p>18.89</text:p>
          </table:table-cell>
          <table:table-cell table:formula="of:=[.AI3]*[.$AB$6]" office:value-type="float" office:value="0.009445" calcext:value-type="float">
            <text:p>0.009445</text:p>
          </table:table-cell>
          <table:table-cell office:value-type="string" calcext:value-type="string">
            <text:p>cemV5</text:p>
          </table:table-cell>
          <table:table-cell table:style-name="Default" table:formula="of:=[.AP3]/[.AR3]" office:value-type="float" office:value="23.1069476971116" calcext:value-type="float">
            <text:p>23.1069476971116</text:p>
          </table:table-cell>
          <table:table-cell table:style-name="Default" table:formula="of:=(([.AQ3]/[.AR3])^2+([.AS3]*[.AP3]/([.AR3]*[.AR3]))^2)^(1/2)" office:value-type="float" office:value="0.011782277720714" calcext:value-type="float">
            <text:p>0.011782277720714</text:p>
          </table:table-cell>
          <table:table-cell table:style-name="Default" table:formula="of:=[.AP3]*[.AR3]" office:value-type="float" office:value="15167.04" calcext:value-type="float">
            <text:p>15167.04</text:p>
          </table:table-cell>
          <table:table-cell table:style-name="Default" table:formula="of:=(([.AQ3]*[.AR3])^2+([.AP3]*[.AS3])^2)^(1/2)" office:value-type="float" office:value="7.73370329234423" calcext:value-type="float">
            <text:p>7.73370329234423</text:p>
          </table:table-cell>
          <table:table-cell table:style-name="ce3" office:value-type="float" office:value="592" calcext:value-type="float">
            <text:p>592</text:p>
          </table:table-cell>
          <table:table-cell table:formula="of:=[.AP3]*[.$AK$4]" office:value-type="float" office:value="0.0592" calcext:value-type="float">
            <text:p>0.0592</text:p>
          </table:table-cell>
          <table:table-cell table:style-name="ce3" office:value-type="float" office:value="25.62" calcext:value-type="float">
            <text:p>25.62</text:p>
          </table:table-cell>
          <table:table-cell table:formula="of:=[.AR3]*[.$AK$6]" office:value-type="float" office:value="0.01281" calcext:value-type="float">
            <text:p>0.01281</text:p>
          </table:table-cell>
          <table:table-cell office:value-type="string" calcext:value-type="string">
            <text:p>cemV6</text:p>
          </table:table-cell>
          <table:table-cell table:style-name="Default" table:formula="of:=[.AY3]/[.BA3]" office:value-type="float" office:value="23.3661971830986" calcext:value-type="float">
            <text:p>23.3661971830986</text:p>
          </table:table-cell>
          <table:table-cell table:style-name="Default" table:formula="of:=(([.AZ3]/[.BA3])^2+([.BB3]*[.AY3]/([.BA3]*[.BA3]))^2)^(1/2)" office:value-type="float" office:value="0.0119144695395076" calcext:value-type="float">
            <text:p>0.0119144695395076</text:p>
          </table:table-cell>
          <table:table-cell table:style-name="Default" table:formula="of:=[.AY3]*[.BA3]" office:value-type="float" office:value="0.05771661" calcext:value-type="float">
            <text:p>0.05771661</text:p>
          </table:table-cell>
          <table:table-cell table:style-name="Default" table:formula="of:=(([.AZ3]*[.BA3])^2+([.AY3]*[.BB3])^2)^(1/2)" office:value-type="float" office:value="0.0000294298120648424" calcext:value-type="float">
            <text:p>2.94298120648424E-05</text:p>
          </table:table-cell>
          <table:table-cell office:value-type="float" office:value="1.1613" calcext:value-type="float">
            <text:p>1.1613</text:p>
          </table:table-cell>
          <table:table-cell table:formula="of:=[.AY3]*[.$AT$4]" office:value-type="float" office:value="0.00011613" calcext:value-type="float">
            <text:p>0.00011613</text:p>
          </table:table-cell>
          <table:table-cell office:value-type="float" office:value="0.0497" calcext:value-type="float">
            <text:p>0.0497</text:p>
          </table:table-cell>
          <table:table-cell table:formula="of:=[.BA3]*[.$AT$6]" office:value-type="float" office:value="0.00002485" calcext:value-type="float">
            <text:p>0.00002485</text:p>
          </table:table-cell>
          <table:table-cell table:number-columns-repeated="16330"/>
        </table:table-row>
        <table:table-row table:style-name="ro2">
          <table:table-cell table:formula="of:=0.01/100" office:value-type="float" office:value="0.0001" calcext:value-type="float">
            <text:p>0.0001</text:p>
          </table:table-cell>
          <table:table-cell table:style-name="Default" table:formula="of:=[.F4]/[.H4]" office:value-type="float" office:value="20.2475247524752" calcext:value-type="float">
            <text:p>20.2475247524752</text:p>
          </table:table-cell>
          <table:table-cell table:style-name="Default" table:formula="of:=(([.G4]/[.H4])^2+([.I4]*[.F4]/([.H4]*[.H4]))^2)^(1/2)" office:value-type="float" office:value="0.0103242523814824" calcext:value-type="float">
            <text:p>0.0103242523814824</text:p>
          </table:table-cell>
          <table:table-cell table:style-name="Default" table:formula="of:=[.F4]*[.H4]" office:value-type="float" office:value="8261.8" calcext:value-type="float">
            <text:p>8261.8</text:p>
          </table:table-cell>
          <table:table-cell table:style-name="Default" table:formula="of:=(([.G4]*[.H4])^2+([.F4]*[.I4])^2)^(1/2)" office:value-type="float" office:value="4.21270794174009" calcext:value-type="float">
            <text:p>4.21270794174009</text:p>
          </table:table-cell>
          <table:table-cell table:style-name="ce3" office:value-type="float" office:value="409" calcext:value-type="float">
            <text:p>409</text:p>
          </table:table-cell>
          <table:table-cell table:style-name="Default" table:formula="of:=[.F4]*[.$A$4]" office:value-type="float" office:value="0.0409" calcext:value-type="float">
            <text:p>0.0409</text:p>
          </table:table-cell>
          <table:table-cell table:style-name="ce3" office:value-type="float" office:value="20.2" calcext:value-type="float">
            <text:p>20.2</text:p>
          </table:table-cell>
          <table:table-cell table:style-name="Default" table:formula="of:=[.H4]*[.$A$6]" office:value-type="float" office:value="0.0101" calcext:value-type="float">
            <text:p>0.0101</text:p>
          </table:table-cell>
          <table:table-cell table:formula="of:=0.01/100" office:value-type="float" office:value="0.0001" calcext:value-type="float">
            <text:p>0.0001</text:p>
          </table:table-cell>
          <table:table-cell table:style-name="Default" table:formula="of:=[.O4]/[.Q4]" office:value-type="float" office:value="21.0004312203536" calcext:value-type="float">
            <text:p>21.0004312203536</text:p>
          </table:table-cell>
          <table:table-cell table:style-name="Default" table:formula="of:=(([.P4]/[.Q4])^2+([.R4]*[.O4]/([.Q4]*[.Q4]))^2)^(1/2)" office:value-type="float" office:value="0.0107081608586446" calcext:value-type="float">
            <text:p>0.0107081608586446</text:p>
          </table:table-cell>
          <table:table-cell table:style-name="Default" table:formula="of:=[.O4]*[.Q4]" office:value-type="float" office:value="11293.53" calcext:value-type="float">
            <text:p>11293.53</text:p>
          </table:table-cell>
          <table:table-cell table:style-name="Default" table:formula="of:=(([.P4]*[.Q4])^2+([.O4]*[.R4])^2)^(1/2)" office:value-type="float" office:value="5.75859298473455" calcext:value-type="float">
            <text:p>5.75859298473455</text:p>
          </table:table-cell>
          <table:table-cell table:style-name="ce3" office:value-type="float" office:value="487" calcext:value-type="float">
            <text:p>487</text:p>
          </table:table-cell>
          <table:table-cell table:formula="of:=[.O4]*[.$J$4]" office:value-type="float" office:value="0.0487" calcext:value-type="float">
            <text:p>0.0487</text:p>
          </table:table-cell>
          <table:table-cell table:style-name="ce3" office:value-type="float" office:value="23.19" calcext:value-type="float">
            <text:p>23.19</text:p>
          </table:table-cell>
          <table:table-cell table:formula="of:=[.Q4]*[.$J$6]" office:value-type="float" office:value="0.011595" calcext:value-type="float">
            <text:p>0.011595</text:p>
          </table:table-cell>
          <table:table-cell table:formula="of:=0.01/100" office:value-type="float" office:value="0.0001" calcext:value-type="float">
            <text:p>0.0001</text:p>
          </table:table-cell>
          <table:table-cell table:style-name="Default" table:formula="of:=[.X4]/[.Z4]" office:value-type="float" office:value="21.6832504145937" calcext:value-type="float">
            <text:p>21.6832504145937</text:p>
          </table:table-cell>
          <table:table-cell table:style-name="Default" table:formula="of:=(([.Y4]/[.Z4])^2+([.AA4]*[.X4]/([.Z4]*[.Z4]))^2)^(1/2)" office:value-type="float" office:value="0.0110563316982132" calcext:value-type="float">
            <text:p>0.0110563316982132</text:p>
          </table:table-cell>
          <table:table-cell table:style-name="Default" table:formula="of:=[.X4]*[.Z4]" office:value-type="float" office:value="12614.76" calcext:value-type="float">
            <text:p>12614.76</text:p>
          </table:table-cell>
          <table:table-cell table:style-name="Default" table:formula="of:=(([.Y4]*[.Z4])^2+([.X4]*[.AA4])^2)^(1/2)" office:value-type="float" office:value="6.43229073992897" calcext:value-type="float">
            <text:p>6.43229073992897</text:p>
          </table:table-cell>
          <table:table-cell table:style-name="ce3" office:value-type="float" office:value="523" calcext:value-type="float">
            <text:p>523</text:p>
          </table:table-cell>
          <table:table-cell table:formula="of:=[.X4]*[.$S$4]" office:value-type="float" office:value="0.0523" calcext:value-type="float">
            <text:p>0.0523</text:p>
          </table:table-cell>
          <table:table-cell table:style-name="ce3" office:value-type="float" office:value="24.12" calcext:value-type="float">
            <text:p>24.12</text:p>
          </table:table-cell>
          <table:table-cell table:formula="of:=[.Z4]*[.$S$6]" office:value-type="float" office:value="0.01206" calcext:value-type="float">
            <text:p>0.01206</text:p>
          </table:table-cell>
          <table:table-cell table:formula="of:=0.01/100" office:value-type="float" office:value="0.0001" calcext:value-type="float">
            <text:p>0.0001</text:p>
          </table:table-cell>
          <table:table-cell table:style-name="Default" table:formula="of:=[.AG4]/[.AI4]" office:value-type="float" office:value="22.4889624724062" calcext:value-type="float">
            <text:p>22.4889624724062</text:p>
          </table:table-cell>
          <table:table-cell table:style-name="Default" table:formula="of:=(([.AH4]/[.AI4])^2+([.AJ4]*[.AG4]/([.AI4]*[.AI4]))^2)^(1/2)" office:value-type="float" office:value="0.0114671658487255" calcext:value-type="float">
            <text:p>0.0114671658487255</text:p>
          </table:table-cell>
          <table:table-cell table:style-name="Default" table:formula="of:=[.AG4]*[.AI4]" office:value-type="float" office:value="29535.6" calcext:value-type="float">
            <text:p>29535.6</text:p>
          </table:table-cell>
          <table:table-cell table:style-name="Default" table:formula="of:=(([.AH4]*[.AI4])^2+([.AG4]*[.AJ4])^2)^(1/2)" office:value-type="float" office:value="15.0602600745671" calcext:value-type="float">
            <text:p>15.0602600745671</text:p>
          </table:table-cell>
          <table:table-cell table:style-name="ce3" office:value-type="float" office:value="815" calcext:value-type="float">
            <text:p>815</text:p>
          </table:table-cell>
          <table:table-cell table:formula="of:=[.AG4]*[.$AB$4]" office:value-type="float" office:value="0.0815" calcext:value-type="float">
            <text:p>0.0815</text:p>
          </table:table-cell>
          <table:table-cell table:style-name="ce3" office:value-type="float" office:value="36.24" calcext:value-type="float">
            <text:p>36.24</text:p>
          </table:table-cell>
          <table:table-cell table:formula="of:=[.AI4]*[.$AB$6]" office:value-type="float" office:value="0.01812" calcext:value-type="float">
            <text:p>0.01812</text:p>
          </table:table-cell>
          <table:table-cell table:formula="of:=0.01/100" office:value-type="float" office:value="0.0001" calcext:value-type="float">
            <text:p>0.0001</text:p>
          </table:table-cell>
          <table:table-cell table:style-name="Default" table:formula="of:=[.AP4]/[.AR4]" office:value-type="float" office:value="23.1521739130435" calcext:value-type="float">
            <text:p>23.1521739130435</text:p>
          </table:table-cell>
          <table:table-cell table:style-name="Default" table:formula="of:=(([.AQ4]/[.AR4])^2+([.AS4]*[.AP4]/([.AR4]*[.AR4]))^2)^(1/2)" office:value-type="float" office:value="0.0118053386564703" calcext:value-type="float">
            <text:p>0.0118053386564703</text:p>
          </table:table-cell>
          <table:table-cell table:style-name="Default" table:formula="of:=[.AP4]*[.AR4]" office:value-type="float" office:value="17636.4" calcext:value-type="float">
            <text:p>17636.4</text:p>
          </table:table-cell>
          <table:table-cell table:style-name="Default" table:formula="of:=(([.AQ4]*[.AR4])^2+([.AP4]*[.AS4])^2)^(1/2)" office:value-type="float" office:value="8.99283477495278" calcext:value-type="float">
            <text:p>8.99283477495278</text:p>
          </table:table-cell>
          <table:table-cell table:style-name="ce3" office:value-type="float" office:value="639" calcext:value-type="float">
            <text:p>639</text:p>
          </table:table-cell>
          <table:table-cell table:formula="of:=[.AP4]*[.$AK$4]" office:value-type="float" office:value="0.0639" calcext:value-type="float">
            <text:p>0.0639</text:p>
          </table:table-cell>
          <table:table-cell table:style-name="ce3" office:value-type="float" office:value="27.6" calcext:value-type="float">
            <text:p>27.6</text:p>
          </table:table-cell>
          <table:table-cell table:formula="of:=[.AR4]*[.$AK$6]" office:value-type="float" office:value="0.0138" calcext:value-type="float">
            <text:p>0.0138</text:p>
          </table:table-cell>
          <table:table-cell table:formula="of:=0.01/100" office:value-type="float" office:value="0.0001" calcext:value-type="float">
            <text:p>0.0001</text:p>
          </table:table-cell>
          <table:table-cell table:style-name="Default" table:formula="of:=[.AY4]/[.BA4]" office:value-type="float" office:value="23.2769531699459" calcext:value-type="float">
            <text:p>23.2769531699459</text:p>
          </table:table-cell>
          <table:table-cell table:style-name="Default" table:formula="of:=(([.AZ4]/[.BA4])^2+([.BB4]*[.AY4]/([.BA4]*[.BA4]))^2)^(1/2)" office:value-type="float" office:value="0.011868963843054" calcext:value-type="float">
            <text:p>0.011868963843054</text:p>
          </table:table-cell>
          <table:table-cell table:style-name="Default" table:formula="of:=[.AY4]*[.BA4]" office:value-type="float" office:value="0.17581893" calcext:value-type="float">
            <text:p>0.17581893</text:p>
          </table:table-cell>
          <table:table-cell table:style-name="Default" table:formula="of:=(([.AZ4]*[.BA4])^2+([.AY4]*[.BB4])^2)^(1/2)" office:value-type="float" office:value="0.0000896504154929004" calcext:value-type="float">
            <text:p>8.96504154929004E-05</text:p>
          </table:table-cell>
          <table:table-cell office:value-type="float" office:value="2.023" calcext:value-type="float">
            <text:p>2.023</text:p>
          </table:table-cell>
          <table:table-cell table:formula="of:=[.AY4]*[.$AT$4]" office:value-type="float" office:value="0.0002023" calcext:value-type="float">
            <text:p>0.0002023</text:p>
          </table:table-cell>
          <table:table-cell office:value-type="float" office:value="0.08691" calcext:value-type="float">
            <text:p>0.08691</text:p>
          </table:table-cell>
          <table:table-cell table:formula="of:=[.BA4]*[.$AT$6]" office:value-type="float" office:value="0.000043455" calcext:value-type="float">
            <text:p>0.000043455</text:p>
          </table:table-cell>
          <table:table-cell table:number-columns-repeated="16330"/>
        </table:table-row>
        <table:table-row table:style-name="ro2">
          <table:table-cell office:value-type="string" calcext:value-type="string">
            <text:p>cemA1</text:p>
          </table:table-cell>
          <table:table-cell table:style-name="Default" table:formula="of:=[.F5]/[.H5]" office:value-type="float" office:value="20.2791461412151" calcext:value-type="float">
            <text:p>20.2791461412151</text:p>
          </table:table-cell>
          <table:table-cell table:style-name="Default" table:formula="of:=(([.G5]/[.H5])^2+([.I5]*[.F5]/([.H5]*[.H5]))^2)^(1/2)" office:value-type="float" office:value="0.0103403761893056" calcext:value-type="float">
            <text:p>0.0103403761893056</text:p>
          </table:table-cell>
          <table:table-cell table:style-name="Default" table:formula="of:=[.F5]*[.H5]" office:value-type="float" office:value="12033.84" calcext:value-type="float">
            <text:p>12033.84</text:p>
          </table:table-cell>
          <table:table-cell table:style-name="Default" table:formula="of:=(([.G5]*[.H5])^2+([.F5]*[.I5])^2)^(1/2)" office:value-type="float" office:value="6.13607849834534" calcext:value-type="float">
            <text:p>6.13607849834534</text:p>
          </table:table-cell>
          <table:table-cell table:style-name="ce3" office:value-type="float" office:value="494" calcext:value-type="float">
            <text:p>494</text:p>
          </table:table-cell>
          <table:table-cell table:style-name="Default" table:formula="of:=[.F5]*[.$A$4]" office:value-type="float" office:value="0.0494" calcext:value-type="float">
            <text:p>0.0494</text:p>
          </table:table-cell>
          <table:table-cell table:style-name="ce3" office:value-type="float" office:value="24.36" calcext:value-type="float">
            <text:p>24.36</text:p>
          </table:table-cell>
          <table:table-cell table:style-name="Default" table:formula="of:=[.H5]*[.$A$6]" office:value-type="float" office:value="0.01218" calcext:value-type="float">
            <text:p>0.01218</text:p>
          </table:table-cell>
          <table:table-cell office:value-type="string" calcext:value-type="string">
            <text:p>cemA2</text:p>
          </table:table-cell>
          <table:table-cell table:style-name="Default" table:formula="of:=[.O5]/[.Q5]" office:value-type="float" office:value="21.0544571626778" calcext:value-type="float">
            <text:p>21.0544571626778</text:p>
          </table:table-cell>
          <table:table-cell table:style-name="Default" table:formula="of:=(([.P5]/[.Q5])^2+([.R5]*[.O5]/([.Q5]*[.Q5]))^2)^(1/2)" office:value-type="float" office:value="0.0107357087920597" calcext:value-type="float">
            <text:p>0.0107357087920597</text:p>
          </table:table-cell>
          <table:table-cell table:style-name="Default" table:formula="of:=[.O5]*[.Q5]" office:value-type="float" office:value="17499.81" calcext:value-type="float">
            <text:p>17499.81</text:p>
          </table:table-cell>
          <table:table-cell table:style-name="Default" table:formula="of:=(([.P5]*[.Q5])^2+([.O5]*[.R5])^2)^(1/2)" office:value-type="float" office:value="8.92318726741662" calcext:value-type="float">
            <text:p>8.92318726741662</text:p>
          </table:table-cell>
          <table:table-cell table:style-name="ce3" office:value-type="float" office:value="607" calcext:value-type="float">
            <text:p>607</text:p>
          </table:table-cell>
          <table:table-cell table:formula="of:=[.O5]*[.$J$4]" office:value-type="float" office:value="0.0607" calcext:value-type="float">
            <text:p>0.0607</text:p>
          </table:table-cell>
          <table:table-cell table:style-name="ce3" office:value-type="float" office:value="28.83" calcext:value-type="float">
            <text:p>28.83</text:p>
          </table:table-cell>
          <table:table-cell table:formula="of:=[.Q5]*[.$J$6]" office:value-type="float" office:value="0.014415" calcext:value-type="float">
            <text:p>0.014415</text:p>
          </table:table-cell>
          <table:table-cell office:value-type="string" calcext:value-type="string">
            <text:p>cemA3</text:p>
          </table:table-cell>
          <table:table-cell table:style-name="Default" table:formula="of:=[.X5]/[.Z5]" office:value-type="float" office:value="21.7286189181021" calcext:value-type="float">
            <text:p>21.7286189181021</text:p>
          </table:table-cell>
          <table:table-cell table:style-name="Default" table:formula="of:=(([.Y5]/[.Z5])^2+([.AA5]*[.X5]/([.Z5]*[.Z5]))^2)^(1/2)" office:value-type="float" office:value="0.0110794651866824" calcext:value-type="float">
            <text:p>0.0110794651866824</text:p>
          </table:table-cell>
          <table:table-cell table:style-name="Default" table:formula="of:=[.X5]*[.Z5]" office:value-type="float" office:value="23791.71" calcext:value-type="float">
            <text:p>23791.71</text:p>
          </table:table-cell>
          <table:table-cell table:style-name="Default" table:formula="of:=(([.Y5]*[.Z5])^2+([.X5]*[.AA5])^2)^(1/2)" office:value-type="float" office:value="12.1314393551741" calcext:value-type="float">
            <text:p>12.1314393551741</text:p>
          </table:table-cell>
          <table:table-cell table:style-name="ce3" office:value-type="float" office:value="719" calcext:value-type="float">
            <text:p>719</text:p>
          </table:table-cell>
          <table:table-cell table:formula="of:=[.X5]*[.$S$4]" office:value-type="float" office:value="0.0719" calcext:value-type="float">
            <text:p>0.0719</text:p>
          </table:table-cell>
          <table:table-cell table:style-name="ce3" office:value-type="float" office:value="33.09" calcext:value-type="float">
            <text:p>33.09</text:p>
          </table:table-cell>
          <table:table-cell table:formula="of:=[.Z5]*[.$S$6]" office:value-type="float" office:value="0.016545" calcext:value-type="float">
            <text:p>0.016545</text:p>
          </table:table-cell>
          <table:table-cell office:value-type="string" calcext:value-type="string">
            <text:p>cemA4</text:p>
          </table:table-cell>
          <table:table-cell table:style-name="Default" table:formula="of:=[.AG5]/[.AI5]" office:value-type="float" office:value="22.5934065934066" calcext:value-type="float">
            <text:p>22.5934065934066</text:p>
          </table:table-cell>
          <table:table-cell table:style-name="Default" table:formula="of:=(([.AH5]/[.AI5])^2+([.AJ5]*[.AG5]/([.AI5]*[.AI5]))^2)^(1/2)" office:value-type="float" office:value="0.0115204221098316" calcext:value-type="float">
            <text:p>0.0115204221098316</text:p>
          </table:table-cell>
          <table:table-cell table:style-name="Default" table:formula="of:=[.AG5]*[.AI5]" office:value-type="float" office:value="46774" calcext:value-type="float">
            <text:p>46774</text:p>
          </table:table-cell>
          <table:table-cell table:style-name="Default" table:formula="of:=(([.AH5]*[.AI5])^2+([.AG5]*[.AJ5])^2)^(1/2)" office:value-type="float" office:value="23.8501538728789" calcext:value-type="float">
            <text:p>23.8501538728789</text:p>
          </table:table-cell>
          <table:table-cell table:style-name="ce3" office:value-type="float" office:value="1028" calcext:value-type="float">
            <text:p>1028</text:p>
          </table:table-cell>
          <table:table-cell table:formula="of:=[.AG5]*[.$AB$4]" office:value-type="float" office:value="0.1028" calcext:value-type="float">
            <text:p>0.1028</text:p>
          </table:table-cell>
          <table:table-cell table:style-name="ce3" office:value-type="float" office:value="45.5" calcext:value-type="float">
            <text:p>45.5</text:p>
          </table:table-cell>
          <table:table-cell table:formula="of:=[.AI5]*[.$AB$6]" office:value-type="float" office:value="0.02275" calcext:value-type="float">
            <text:p>0.02275</text:p>
          </table:table-cell>
          <table:table-cell office:value-type="string" calcext:value-type="string">
            <text:p>cemA5</text:p>
          </table:table-cell>
          <table:table-cell table:style-name="Default" table:formula="of:=[.AP5]/[.AR5]" office:value-type="float" office:value="23.2867598137059" calcext:value-type="float">
            <text:p>23.2867598137059</text:p>
          </table:table-cell>
          <table:table-cell table:style-name="Default" table:formula="of:=(([.AQ5]/[.AR5])^2+([.AS5]*[.AP5]/([.AR5]*[.AR5]))^2)^(1/2)" office:value-type="float" office:value="0.0118739642698435" calcext:value-type="float">
            <text:p>0.0118739642698435</text:p>
          </table:table-cell>
          <table:table-cell table:style-name="Default" table:formula="of:=[.AP5]*[.AR5]" office:value-type="float" office:value="47344.5" calcext:value-type="float">
            <text:p>47344.5</text:p>
          </table:table-cell>
          <table:table-cell table:style-name="Default" table:formula="of:=(([.AQ5]*[.AR5])^2+([.AP5]*[.AS5])^2)^(1/2)" office:value-type="float" office:value="24.1410529361294" calcext:value-type="float">
            <text:p>24.1410529361294</text:p>
          </table:table-cell>
          <table:table-cell table:style-name="ce3" office:value-type="float" office:value="1050" calcext:value-type="float">
            <text:p>1050</text:p>
          </table:table-cell>
          <table:table-cell table:formula="of:=[.AP5]*[.$AK$4]" office:value-type="float" office:value="0.105" calcext:value-type="float">
            <text:p>0.105</text:p>
          </table:table-cell>
          <table:table-cell table:style-name="ce3" office:value-type="float" office:value="45.09" calcext:value-type="float">
            <text:p>45.09</text:p>
          </table:table-cell>
          <table:table-cell table:formula="of:=[.AR5]*[.$AK$6]" office:value-type="float" office:value="0.022545" calcext:value-type="float">
            <text:p>0.022545</text:p>
          </table:table-cell>
          <table:table-cell office:value-type="string" calcext:value-type="string">
            <text:p>cemA6</text:p>
          </table:table-cell>
          <table:table-cell table:style-name="Default" table:formula="of:=[.AY5]/[.BA5]" office:value-type="float" office:value="23.2158894645941" calcext:value-type="float">
            <text:p>23.2158894645941</text:p>
          </table:table-cell>
          <table:table-cell table:style-name="Default" table:formula="of:=(([.AZ5]/[.BA5])^2+([.BB5]*[.AY5]/([.BA5]*[.BA5]))^2)^(1/2)" office:value-type="float" office:value="0.0118378273405379" calcext:value-type="float">
            <text:p>0.0118378273405379</text:p>
          </table:table-cell>
          <table:table-cell table:style-name="Default" table:formula="of:=[.AY5]*[.BA5]" office:value-type="float" office:value="0.70046262" calcext:value-type="float">
            <text:p>0.70046262</text:p>
          </table:table-cell>
          <table:table-cell table:style-name="Default" table:formula="of:=(([.AZ5]*[.BA5])^2+([.AY5]*[.BB5])^2)^(1/2)" office:value-type="float" office:value="0.000357167256792233" calcext:value-type="float">
            <text:p>0.000357167256792233</text:p>
          </table:table-cell>
          <table:table-cell office:value-type="float" office:value="4.0326" calcext:value-type="float">
            <text:p>4.0326</text:p>
          </table:table-cell>
          <table:table-cell table:formula="of:=[.AY5]*[.$AT$4]" office:value-type="float" office:value="0.00040326" calcext:value-type="float">
            <text:p>0.00040326</text:p>
          </table:table-cell>
          <table:table-cell office:value-type="float" office:value="0.1737" calcext:value-type="float">
            <text:p>0.1737</text:p>
          </table:table-cell>
          <table:table-cell table:formula="of:=[.BA5]*[.$AT$6]" office:value-type="float" office:value="0.00008685" calcext:value-type="float">
            <text:p>0.00008685</text:p>
          </table:table-cell>
          <table:table-cell table:number-columns-repeated="16330"/>
        </table:table-row>
        <table:table-row table:style-name="ro2">
          <table:table-cell table:formula="of:=0.05/100" office:value-type="float" office:value="0.0005" calcext:value-type="float">
            <text:p>0.0005</text:p>
          </table:table-cell>
          <table:table-cell table:style-name="Default" table:formula="of:=[.F6]/[.H6]" office:value-type="float" office:value="20.2975557917109" calcext:value-type="float">
            <text:p>20.2975557917109</text:p>
          </table:table-cell>
          <table:table-cell table:style-name="Default" table:formula="of:=(([.G6]/[.H6])^2+([.I6]*[.F6]/([.H6]*[.H6]))^2)^(1/2)" office:value-type="float" office:value="0.0103497633060172" calcext:value-type="float">
            <text:p>0.0103497633060172</text:p>
          </table:table-cell>
          <table:table-cell table:style-name="Default" table:formula="of:=[.F6]*[.H6]" office:value-type="float" office:value="16175.79" calcext:value-type="float">
            <text:p>16175.79</text:p>
          </table:table-cell>
          <table:table-cell table:style-name="Default" table:formula="of:=(([.G6]*[.H6])^2+([.F6]*[.I6])^2)^(1/2)" office:value-type="float" office:value="8.2480668857779" calcext:value-type="float">
            <text:p>8.2480668857779</text:p>
          </table:table-cell>
          <table:table-cell table:style-name="ce3" office:value-type="float" office:value="573" calcext:value-type="float">
            <text:p>573</text:p>
          </table:table-cell>
          <table:table-cell table:style-name="Default" table:formula="of:=[.F6]*[.$A$4]" office:value-type="float" office:value="0.0573" calcext:value-type="float">
            <text:p>0.0573</text:p>
          </table:table-cell>
          <table:table-cell table:style-name="ce3" office:value-type="float" office:value="28.23" calcext:value-type="float">
            <text:p>28.23</text:p>
          </table:table-cell>
          <table:table-cell table:style-name="Default" table:formula="of:=[.H6]*[.$A$6]" office:value-type="float" office:value="0.014115" calcext:value-type="float">
            <text:p>0.014115</text:p>
          </table:table-cell>
          <table:table-cell table:formula="of:=0.05/100" office:value-type="float" office:value="0.0005" calcext:value-type="float">
            <text:p>0.0005</text:p>
          </table:table-cell>
          <table:table-cell table:style-name="Default" table:formula="of:=[.O6]/[.Q6]" office:value-type="float" office:value="21.1389735176939" calcext:value-type="float">
            <text:p>21.1389735176939</text:p>
          </table:table-cell>
          <table:table-cell table:style-name="Default" table:formula="of:=(([.P6]/[.Q6])^2+([.R6]*[.O6]/([.Q6]*[.Q6]))^2)^(1/2)" office:value-type="float" office:value="0.0107788038464042" calcext:value-type="float">
            <text:p>0.0107788038464042</text:p>
          </table:table-cell>
          <table:table-cell table:style-name="Default" table:formula="of:=[.O6]*[.Q6]" office:value-type="float" office:value="38488.34" calcext:value-type="float">
            <text:p>38488.34</text:p>
          </table:table-cell>
          <table:table-cell table:style-name="Default" table:formula="of:=(([.P6]*[.Q6])^2+([.O6]*[.R6])^2)^(1/2)" office:value-type="float" office:value="19.6252796705794" calcext:value-type="float">
            <text:p>19.6252796705794</text:p>
          </table:table-cell>
          <table:table-cell table:style-name="ce3" office:value-type="float" office:value="902" calcext:value-type="float">
            <text:p>902</text:p>
          </table:table-cell>
          <table:table-cell table:formula="of:=[.O6]*[.$J$4]" office:value-type="float" office:value="0.0902" calcext:value-type="float">
            <text:p>0.0902</text:p>
          </table:table-cell>
          <table:table-cell table:style-name="ce3" office:value-type="float" office:value="42.67" calcext:value-type="float">
            <text:p>42.67</text:p>
          </table:table-cell>
          <table:table-cell table:formula="of:=[.Q6]*[.$J$6]" office:value-type="float" office:value="0.021335" calcext:value-type="float">
            <text:p>0.021335</text:p>
          </table:table-cell>
          <table:table-cell table:formula="of:=0.05/100" office:value-type="float" office:value="0.0005" calcext:value-type="float">
            <text:p>0.0005</text:p>
          </table:table-cell>
          <table:table-cell table:style-name="Default" table:formula="of:=[.X6]/[.Z6]" office:value-type="float" office:value="21.9456583697511" calcext:value-type="float">
            <text:p>21.9456583697511</text:p>
          </table:table-cell>
          <table:table-cell table:style-name="Default" table:formula="of:=(([.Y6]/[.Z6])^2+([.AA6]*[.X6]/([.Z6]*[.Z6]))^2)^(1/2)" office:value-type="float" office:value="0.0111901340266002" calcext:value-type="float">
            <text:p>0.0111901340266002</text:p>
          </table:table-cell>
          <table:table-cell table:style-name="Default" table:formula="of:=[.X6]*[.Z6]" office:value-type="float" office:value="60787.65" calcext:value-type="float">
            <text:p>60787.65</text:p>
          </table:table-cell>
          <table:table-cell table:style-name="Default" table:formula="of:=(([.Y6]*[.Z6])^2+([.X6]*[.AA6])^2)^(1/2)" office:value-type="float" office:value="30.9957413535449" calcext:value-type="float">
            <text:p>30.9957413535449</text:p>
          </table:table-cell>
          <table:table-cell table:style-name="ce3" office:value-type="float" office:value="1155" calcext:value-type="float">
            <text:p>1155</text:p>
          </table:table-cell>
          <table:table-cell table:formula="of:=[.X6]*[.$S$4]" office:value-type="float" office:value="0.1155" calcext:value-type="float">
            <text:p>0.1155</text:p>
          </table:table-cell>
          <table:table-cell table:style-name="ce3" office:value-type="float" office:value="52.63" calcext:value-type="float">
            <text:p>52.63</text:p>
          </table:table-cell>
          <table:table-cell table:formula="of:=[.Z6]*[.$S$6]" office:value-type="float" office:value="0.026315" calcext:value-type="float">
            <text:p>0.026315</text:p>
          </table:table-cell>
          <table:table-cell table:formula="of:=0.05/100" office:value-type="float" office:value="0.0005" calcext:value-type="float">
            <text:p>0.0005</text:p>
          </table:table-cell>
          <table:table-cell table:style-name="Default" table:formula="of:=[.AG6]/[.AI6]" office:value-type="float" office:value="22.7667595476151" calcext:value-type="float">
            <text:p>22.7667595476151</text:p>
          </table:table-cell>
          <table:table-cell table:style-name="Default" table:formula="of:=(([.AH6]/[.AI6])^2+([.AJ6]*[.AG6]/([.AI6]*[.AI6]))^2)^(1/2)" office:value-type="float" office:value="0.0116088151194565" calcext:value-type="float">
            <text:p>0.0116088151194565</text:p>
          </table:table-cell>
          <table:table-cell table:style-name="Default" table:formula="of:=[.AG6]*[.AI6]" office:value-type="float" office:value="84742.89" calcext:value-type="float">
            <text:p>84742.89</text:p>
          </table:table-cell>
          <table:table-cell table:style-name="Default" table:formula="of:=(([.AH6]*[.AI6])^2+([.AG6]*[.AJ6])^2)^(1/2)" office:value-type="float" office:value="43.2105649748247" calcext:value-type="float">
            <text:p>43.2105649748247</text:p>
          </table:table-cell>
          <table:table-cell table:style-name="ce3" office:value-type="float" office:value="1389" calcext:value-type="float">
            <text:p>1389</text:p>
          </table:table-cell>
          <table:table-cell table:formula="of:=[.AG6]*[.$AB$4]" office:value-type="float" office:value="0.1389" calcext:value-type="float">
            <text:p>0.1389</text:p>
          </table:table-cell>
          <table:table-cell table:style-name="ce3" office:value-type="float" office:value="61.01" calcext:value-type="float">
            <text:p>61.01</text:p>
          </table:table-cell>
          <table:table-cell table:formula="of:=[.AI6]*[.$AB$6]" office:value-type="float" office:value="0.030505" calcext:value-type="float">
            <text:p>0.030505</text:p>
          </table:table-cell>
          <table:table-cell table:formula="of:=0.05/100" office:value-type="float" office:value="0.0005" calcext:value-type="float">
            <text:p>0.0005</text:p>
          </table:table-cell>
          <table:table-cell table:style-name="Default" table:formula="of:=[.AP6]/[.AR6]" office:value-type="float" office:value="23.4533090064687" calcext:value-type="float">
            <text:p>23.4533090064687</text:p>
          </table:table-cell>
          <table:table-cell table:style-name="Default" table:formula="of:=(([.AQ6]/[.AR6])^2+([.AS6]*[.AP6]/([.AR6]*[.AR6]))^2)^(1/2)" office:value-type="float" office:value="0.0119588880282306" calcext:value-type="float">
            <text:p>0.0119588880282306</text:p>
          </table:table-cell>
          <table:table-cell table:style-name="Default" table:formula="of:=[.AP6]*[.AR6]" office:value-type="float" office:value="85250.06" calcext:value-type="float">
            <text:p>85250.06</text:p>
          </table:table-cell>
          <table:table-cell table:style-name="Default" table:formula="of:=(([.AQ6]*[.AR6])^2+([.AP6]*[.AS6])^2)^(1/2)" office:value-type="float" office:value="43.4691719474956" calcext:value-type="float">
            <text:p>43.4691719474956</text:p>
          </table:table-cell>
          <table:table-cell table:style-name="ce3" office:value-type="float" office:value="1414" calcext:value-type="float">
            <text:p>1414</text:p>
          </table:table-cell>
          <table:table-cell table:formula="of:=[.AP6]*[.$AK$4]" office:value-type="float" office:value="0.1414" calcext:value-type="float">
            <text:p>0.1414</text:p>
          </table:table-cell>
          <table:table-cell table:style-name="ce3" office:value-type="float" office:value="60.29" calcext:value-type="float">
            <text:p>60.29</text:p>
          </table:table-cell>
          <table:table-cell table:formula="of:=[.AR6]*[.$AK$6]" office:value-type="float" office:value="0.030145" calcext:value-type="float">
            <text:p>0.030145</text:p>
          </table:table-cell>
          <table:table-cell table:formula="of:=0.05/100" office:value-type="float" office:value="0.0005" calcext:value-type="float">
            <text:p>0.0005</text:p>
          </table:table-cell>
          <table:table-cell table:style-name="Default" table:formula="of:=[.AY6]/[.BA6]" office:value-type="float" office:value="23.1827089337176" calcext:value-type="float">
            <text:p>23.1827089337176</text:p>
          </table:table-cell>
          <table:table-cell table:style-name="Default" table:formula="of:=(([.AZ6]/[.BA6])^2+([.BB6]*[.AY6]/([.BA6]*[.BA6]))^2)^(1/2)" office:value-type="float" office:value="0.0118209085230968" calcext:value-type="float">
            <text:p>0.0118209085230968</text:p>
          </table:table-cell>
          <table:table-cell table:style-name="Default" table:formula="of:=[.AY6]*[.BA6]" office:value-type="float" office:value="2.7914068" calcext:value-type="float">
            <text:p>2.7914068</text:p>
          </table:table-cell>
          <table:table-cell table:style-name="Default" table:formula="of:=(([.AZ6]*[.BA6])^2+([.AY6]*[.BB6])^2)^(1/2)" office:value-type="float" office:value="0.00142334377435756" calcext:value-type="float">
            <text:p>0.00142334377435756</text:p>
          </table:table-cell>
          <table:table-cell office:value-type="float" office:value="8.0444" calcext:value-type="float">
            <text:p>8.0444</text:p>
          </table:table-cell>
          <table:table-cell table:formula="of:=[.AY6]*[.$AT$4]" office:value-type="float" office:value="0.00080444" calcext:value-type="float">
            <text:p>0.00080444</text:p>
          </table:table-cell>
          <table:table-cell office:value-type="float" office:value="0.347" calcext:value-type="float">
            <text:p>0.347</text:p>
          </table:table-cell>
          <table:table-cell table:formula="of:=[.BA6]*[.$AT$6]" office:value-type="float" office:value="0.0001735" calcext:value-type="float">
            <text:p>0.0001735</text:p>
          </table:table-cell>
          <table:table-cell table:number-columns-repeated="16330"/>
        </table:table-row>
        <table:table-row table:style-name="ro2">
          <table:table-cell/>
          <table:table-cell table:style-name="Default" table:formula="of:=[.F7]/[.H7]" office:value-type="float" office:value="20.3723691311387" calcext:value-type="float">
            <text:p>20.3723691311387</text:p>
          </table:table-cell>
          <table:table-cell table:style-name="Default" table:formula="of:=(([.G7]/[.H7])^2+([.I7]*[.F7]/([.H7]*[.H7]))^2)^(1/2)" office:value-type="float" office:value="0.0103879107737791" calcext:value-type="float">
            <text:p>0.0103879107737791</text:p>
          </table:table-cell>
          <table:table-cell table:style-name="Default" table:formula="of:=[.F7]*[.H7]" office:value-type="float" office:value="27980.3" calcext:value-type="float">
            <text:p>27980.3</text:p>
          </table:table-cell>
          <table:table-cell table:style-name="Default" table:formula="of:=(([.G7]*[.H7])^2+([.F7]*[.I7])^2)^(1/2)" office:value-type="float" office:value="14.267209569618" calcext:value-type="float">
            <text:p>14.267209569618</text:p>
          </table:table-cell>
          <table:table-cell table:style-name="ce3" office:value-type="float" office:value="755" calcext:value-type="float">
            <text:p>755</text:p>
          </table:table-cell>
          <table:table-cell table:style-name="Default" table:formula="of:=[.F7]*[.$A$4]" office:value-type="float" office:value="0.0755" calcext:value-type="float">
            <text:p>0.0755</text:p>
          </table:table-cell>
          <table:table-cell table:style-name="ce3" office:value-type="float" office:value="37.06" calcext:value-type="float">
            <text:p>37.06</text:p>
          </table:table-cell>
          <table:table-cell table:style-name="Default" table:formula="of:=[.H7]*[.$A$6]" office:value-type="float" office:value="0.01853" calcext:value-type="float">
            <text:p>0.01853</text:p>
          </table:table-cell>
          <table:table-cell/>
          <table:table-cell table:style-name="Default" table:formula="of:=[.O7]/[.Q7]" office:value-type="float" office:value="21.3024085637823" calcext:value-type="float">
            <text:p>21.3024085637823</text:p>
          </table:table-cell>
          <table:table-cell table:style-name="Default" table:formula="of:=(([.P7]/[.Q7])^2+([.R7]*[.O7]/([.Q7]*[.Q7]))^2)^(1/2)" office:value-type="float" office:value="0.0108621396953252" calcext:value-type="float">
            <text:p>0.0108621396953252</text:p>
          </table:table-cell>
          <table:table-cell table:style-name="Default" table:formula="of:=[.O7]*[.Q7]" office:value-type="float" office:value="66923.7" calcext:value-type="float">
            <text:p>66923.7</text:p>
          </table:table-cell>
          <table:table-cell table:style-name="Default" table:formula="of:=(([.P7]*[.Q7])^2+([.O7]*[.R7])^2)^(1/2)" office:value-type="float" office:value="34.1245252221829" calcext:value-type="float">
            <text:p>34.1245252221829</text:p>
          </table:table-cell>
          <table:table-cell table:style-name="ce3" office:value-type="float" office:value="1194" calcext:value-type="float">
            <text:p>1194</text:p>
          </table:table-cell>
          <table:table-cell table:formula="of:=[.O7]*[.$J$4]" office:value-type="float" office:value="0.1194" calcext:value-type="float">
            <text:p>0.1194</text:p>
          </table:table-cell>
          <table:table-cell table:style-name="ce3" office:value-type="float" office:value="56.05" calcext:value-type="float">
            <text:p>56.05</text:p>
          </table:table-cell>
          <table:table-cell table:formula="of:=[.Q7]*[.$J$6]" office:value-type="float" office:value="0.028025" calcext:value-type="float">
            <text:p>0.028025</text:p>
          </table:table-cell>
          <table:table-cell/>
          <table:table-cell table:style-name="Default" table:formula="of:=[.X7]/[.Z7]" office:value-type="float" office:value="22.6325960919047" calcext:value-type="float">
            <text:p>22.6325960919047</text:p>
          </table:table-cell>
          <table:table-cell table:style-name="Default" table:formula="of:=(([.Y7]/[.Z7])^2+([.AA7]*[.X7]/([.Z7]*[.Z7]))^2)^(1/2)" office:value-type="float" office:value="0.0115404049115886" calcext:value-type="float">
            <text:p>0.0115404049115886</text:p>
          </table:table-cell>
          <table:table-cell table:style-name="Default" table:formula="of:=[.X7]*[.Z7]" office:value-type="float" office:value="196339.12" calcext:value-type="float">
            <text:p>196339.12</text:p>
          </table:table-cell>
          <table:table-cell table:style-name="Default" table:formula="of:=(([.Y7]*[.Z7])^2+([.X7]*[.AA7])^2)^(1/2)" office:value-type="float" office:value="100.113700416164" calcext:value-type="float">
            <text:p>100.113700416164</text:p>
          </table:table-cell>
          <table:table-cell table:style-name="ce3" office:value-type="float" office:value="2108" calcext:value-type="float">
            <text:p>2108</text:p>
          </table:table-cell>
          <table:table-cell table:formula="of:=[.X7]*[.$S$4]" office:value-type="float" office:value="0.2108" calcext:value-type="float">
            <text:p>0.2108</text:p>
          </table:table-cell>
          <table:table-cell table:style-name="ce3" office:value-type="float" office:value="93.14" calcext:value-type="float">
            <text:p>93.14</text:p>
          </table:table-cell>
          <table:table-cell table:formula="of:=[.Z7]*[.$S$6]" office:value-type="float" office:value="0.04657" calcext:value-type="float">
            <text:p>0.04657</text:p>
          </table:table-cell>
          <table:table-cell/>
          <table:table-cell table:style-name="Default" table:formula="of:=[.AG7]/[.AI7]" office:value-type="float" office:value="22.9595312712904" calcext:value-type="float">
            <text:p>22.9595312712904</text:p>
          </table:table-cell>
          <table:table-cell table:style-name="Default" table:formula="of:=(([.AH7]/[.AI7])^2+([.AJ7]*[.AG7]/([.AI7]*[.AI7]))^2)^(1/2)" office:value-type="float" office:value="0.0117071097975253" calcext:value-type="float">
            <text:p>0.0117071097975253</text:p>
          </table:table-cell>
          <table:table-cell table:style-name="Default" table:formula="of:=[.AG7]*[.AI7]" office:value-type="float" office:value="123662.15" calcext:value-type="float">
            <text:p>123662.15</text:p>
          </table:table-cell>
          <table:table-cell table:style-name="Default" table:formula="of:=(([.AH7]*[.AI7])^2+([.AG7]*[.AJ7])^2)^(1/2)" office:value-type="float" office:value="63.0555715942838" calcext:value-type="float">
            <text:p>63.0555715942838</text:p>
          </table:table-cell>
          <table:table-cell table:style-name="ce3" office:value-type="float" office:value="1685" calcext:value-type="float">
            <text:p>1685</text:p>
          </table:table-cell>
          <table:table-cell table:formula="of:=[.AG7]*[.$AB$4]" office:value-type="float" office:value="0.1685" calcext:value-type="float">
            <text:p>0.1685</text:p>
          </table:table-cell>
          <table:table-cell table:style-name="ce3" office:value-type="float" office:value="73.39" calcext:value-type="float">
            <text:p>73.39</text:p>
          </table:table-cell>
          <table:table-cell table:formula="of:=[.AI7]*[.$AB$6]" office:value-type="float" office:value="0.036695" calcext:value-type="float">
            <text:p>0.036695</text:p>
          </table:table-cell>
          <table:table-cell/>
          <table:table-cell table:style-name="Default" table:formula="of:=[.AP7]/[.AR7]" office:value-type="float" office:value="23.7327787886665" calcext:value-type="float">
            <text:p>23.7327787886665</text:p>
          </table:table-cell>
          <table:table-cell table:style-name="Default" table:formula="of:=(([.AQ7]/[.AR7])^2+([.AS7]*[.AP7]/([.AR7]*[.AR7]))^2)^(1/2)" office:value-type="float" office:value="0.0121013902155191" calcext:value-type="float">
            <text:p>0.0121013902155191</text:p>
          </table:table-cell>
          <table:table-cell table:style-name="Default" table:formula="of:=[.AP7]*[.AR7]" office:value-type="float" office:value="140492.44" calcext:value-type="float">
            <text:p>140492.44</text:p>
          </table:table-cell>
          <table:table-cell table:style-name="Default" table:formula="of:=(([.AQ7]*[.AR7])^2+([.AP7]*[.AS7])^2)^(1/2)" office:value-type="float" office:value="71.6373693072264" calcext:value-type="float">
            <text:p>71.6373693072264</text:p>
          </table:table-cell>
          <table:table-cell table:style-name="ce3" office:value-type="float" office:value="1826" calcext:value-type="float">
            <text:p>1826</text:p>
          </table:table-cell>
          <table:table-cell table:formula="of:=[.AP7]*[.$AK$4]" office:value-type="float" office:value="0.1826" calcext:value-type="float">
            <text:p>0.1826</text:p>
          </table:table-cell>
          <table:table-cell table:style-name="ce3" office:value-type="float" office:value="76.94" calcext:value-type="float">
            <text:p>76.94</text:p>
          </table:table-cell>
          <table:table-cell table:formula="of:=[.AR7]*[.$AK$6]" office:value-type="float" office:value="0.03847" calcext:value-type="float">
            <text:p>0.03847</text:p>
          </table:table-cell>
          <table:table-cell/>
          <table:table-cell table:style-name="Default" table:formula="of:=[.AY7]/[.BA7]" office:value-type="float" office:value="23.1686928331597" calcext:value-type="float">
            <text:p>23.1686928331597</text:p>
          </table:table-cell>
          <table:table-cell table:style-name="Default" table:formula="of:=(([.AZ7]/[.BA7])^2+([.BB7]*[.AY7]/([.BA7]*[.BA7]))^2)^(1/2)" office:value-type="float" office:value="0.0118137616860718" calcext:value-type="float">
            <text:p>0.0118137616860718</text:p>
          </table:table-cell>
          <table:table-cell table:style-name="Default" table:formula="of:=[.AY7]*[.BA7]" office:value-type="float" office:value="17.28332796" calcext:value-type="float">
            <text:p>17.28332796</text:p>
          </table:table-cell>
          <table:table-cell table:style-name="Default" table:formula="of:=(([.AZ7]*[.BA7])^2+([.AY7]*[.BB7])^2)^(1/2)" office:value-type="float" office:value="0.00881280265278638" calcext:value-type="float">
            <text:p>0.00881280265278638</text:p>
          </table:table-cell>
          <table:table-cell office:value-type="float" office:value="20.0108" calcext:value-type="float">
            <text:p>20.0108</text:p>
          </table:table-cell>
          <table:table-cell table:formula="of:=[.AY7]*[.$AT$4]" office:value-type="float" office:value="0.00200108" calcext:value-type="float">
            <text:p>0.00200108</text:p>
          </table:table-cell>
          <table:table-cell office:value-type="float" office:value="0.8637" calcext:value-type="float">
            <text:p>0.8637</text:p>
          </table:table-cell>
          <table:table-cell table:formula="of:=[.BA7]*[.$AT$6]" office:value-type="float" office:value="0.00043185" calcext:value-type="float">
            <text:p>0.00043185</text:p>
          </table:table-cell>
          <table:table-cell table:number-columns-repeated="16330"/>
        </table:table-row>
        <table:table-row table:style-name="ro2">
          <table:table-cell/>
          <table:table-cell table:style-name="Default" table:formula="of:=[.F8]/[.H8]" office:value-type="float" office:value="20.4530882667237" calcext:value-type="float">
            <text:p>20.4530882667237</text:p>
          </table:table-cell>
          <table:table-cell table:style-name="Default" table:formula="of:=(([.G8]/[.H8])^2+([.I8]*[.F8]/([.H8]*[.H8]))^2)^(1/2)" office:value-type="float" office:value="0.010429069618526" calcext:value-type="float">
            <text:p>0.010429069618526</text:p>
          </table:table-cell>
          <table:table-cell table:style-name="Default" table:formula="of:=[.F8]*[.H8]" office:value-type="float" office:value="44778.03" calcext:value-type="float">
            <text:p>44778.03</text:p>
          </table:table-cell>
          <table:table-cell table:style-name="Default" table:formula="of:=(([.G8]*[.H8])^2+([.F8]*[.I8])^2)^(1/2)" office:value-type="float" office:value="22.8324048750243" calcext:value-type="float">
            <text:p>22.8324048750243</text:p>
          </table:table-cell>
          <table:table-cell table:style-name="ce3" office:value-type="float" office:value="957" calcext:value-type="float">
            <text:p>957</text:p>
          </table:table-cell>
          <table:table-cell table:style-name="Default" table:formula="of:=[.F8]*[.$A$4]" office:value-type="float" office:value="0.0957" calcext:value-type="float">
            <text:p>0.0957</text:p>
          </table:table-cell>
          <table:table-cell table:style-name="ce3" office:value-type="float" office:value="46.79" calcext:value-type="float">
            <text:p>46.79</text:p>
          </table:table-cell>
          <table:table-cell table:style-name="Default" table:formula="of:=[.H8]*[.$A$6]" office:value-type="float" office:value="0.023395" calcext:value-type="float">
            <text:p>0.023395</text:p>
          </table:table-cell>
          <table:table-cell/>
          <table:table-cell table:style-name="Default" table:formula="of:=[.O8]/[.Q8]" office:value-type="float" office:value="21.6995073891626" calcext:value-type="float">
            <text:p>21.6995073891626</text:p>
          </table:table-cell>
          <table:table-cell table:style-name="Default" table:formula="of:=(([.P8]/[.Q8])^2+([.R8]*[.O8]/([.Q8]*[.Q8]))^2)^(1/2)" office:value-type="float" office:value="0.0110646211612691" calcext:value-type="float">
            <text:p>0.0110646211612691</text:p>
          </table:table-cell>
          <table:table-cell table:style-name="Default" table:formula="of:=[.O8]*[.Q8]" office:value-type="float" office:value="143074.4" calcext:value-type="float">
            <text:p>143074.4</text:p>
          </table:table-cell>
          <table:table-cell table:style-name="Default" table:formula="of:=(([.P8]*[.Q8])^2+([.O8]*[.R8])^2)^(1/2)" office:value-type="float" office:value="72.953915749558" calcext:value-type="float">
            <text:p>72.953915749558</text:p>
          </table:table-cell>
          <table:table-cell table:style-name="ce3" office:value-type="float" office:value="1762" calcext:value-type="float">
            <text:p>1762</text:p>
          </table:table-cell>
          <table:table-cell table:formula="of:=[.O8]*[.$J$4]" office:value-type="float" office:value="0.1762" calcext:value-type="float">
            <text:p>0.1762</text:p>
          </table:table-cell>
          <table:table-cell table:style-name="ce3" office:value-type="float" office:value="81.2" calcext:value-type="float">
            <text:p>81.2</text:p>
          </table:table-cell>
          <table:table-cell table:formula="of:=[.Q8]*[.$J$6]" office:value-type="float" office:value="0.0406" calcext:value-type="float">
            <text:p>0.0406</text:p>
          </table:table-cell>
          <table:table-cell/>
          <table:table-cell table:style-name="Default" table:formula="of:=[.X8]/[.Z8]" office:value-type="float" office:value="22.2655724471949" calcext:value-type="float">
            <text:p>22.2655724471949</text:p>
          </table:table-cell>
          <table:table-cell table:style-name="Default" table:formula="of:=(([.Y8]/[.Z8])^2+([.AA8]*[.X8]/([.Z8]*[.Z8]))^2)^(1/2)" office:value-type="float" office:value="0.0113532588389561" calcext:value-type="float">
            <text:p>0.0113532588389561</text:p>
          </table:table-cell>
          <table:table-cell table:style-name="Default" table:formula="of:=[.X8]*[.Z8]" office:value-type="float" office:value="123016.15" calcext:value-type="float">
            <text:p>123016.15</text:p>
          </table:table-cell>
          <table:table-cell table:style-name="Default" table:formula="of:=(([.Y8]*[.Z8])^2+([.X8]*[.AA8])^2)^(1/2)" office:value-type="float" office:value="62.7261749337057" calcext:value-type="float">
            <text:p>62.7261749337057</text:p>
          </table:table-cell>
          <table:table-cell table:style-name="ce3" office:value-type="float" office:value="1655" calcext:value-type="float">
            <text:p>1655</text:p>
          </table:table-cell>
          <table:table-cell table:formula="of:=[.X8]*[.$S$4]" office:value-type="float" office:value="0.1655" calcext:value-type="float">
            <text:p>0.1655</text:p>
          </table:table-cell>
          <table:table-cell table:style-name="ce3" office:value-type="float" office:value="74.33" calcext:value-type="float">
            <text:p>74.33</text:p>
          </table:table-cell>
          <table:table-cell table:formula="of:=[.Z8]*[.$S$6]" office:value-type="float" office:value="0.037165" calcext:value-type="float">
            <text:p>0.037165</text:p>
          </table:table-cell>
          <table:table-cell/>
          <table:table-cell table:style-name="Default" table:formula="of:=[.AG8]/[.AI8]" office:value-type="float" office:value="23.1396045536249" calcext:value-type="float">
            <text:p>23.1396045536249</text:p>
          </table:table-cell>
          <table:table-cell table:style-name="Default" table:formula="of:=(([.AH8]/[.AI8])^2+([.AJ8]*[.AG8]/([.AI8]*[.AI8]))^2)^(1/2)" office:value-type="float" office:value="0.0117989295155754" calcext:value-type="float">
            <text:p>0.0117989295155754</text:p>
          </table:table-cell>
          <table:table-cell table:style-name="Default" table:formula="of:=[.AG8]*[.AI8]" office:value-type="float" office:value="161141.95" calcext:value-type="float">
            <text:p>161141.95</text:p>
          </table:table-cell>
          <table:table-cell table:style-name="Default" table:formula="of:=(([.AH8]*[.AI8])^2+([.AG8]*[.AJ8])^2)^(1/2)" office:value-type="float" office:value="82.1665947508393" calcext:value-type="float">
            <text:p>82.1665947508393</text:p>
          </table:table-cell>
          <table:table-cell table:style-name="ce3" office:value-type="float" office:value="1931" calcext:value-type="float">
            <text:p>1931</text:p>
          </table:table-cell>
          <table:table-cell table:formula="of:=[.AG8]*[.$AB$4]" office:value-type="float" office:value="0.1931" calcext:value-type="float">
            <text:p>0.1931</text:p>
          </table:table-cell>
          <table:table-cell table:style-name="ce3" office:value-type="float" office:value="83.45" calcext:value-type="float">
            <text:p>83.45</text:p>
          </table:table-cell>
          <table:table-cell table:formula="of:=[.AI8]*[.$AB$6]" office:value-type="float" office:value="0.041725" calcext:value-type="float">
            <text:p>0.041725</text:p>
          </table:table-cell>
          <table:table-cell/>
          <table:table-cell table:style-name="Default" table:formula="of:=[.AP8]/[.AR8]" office:value-type="float" office:value="23.6863488624052" calcext:value-type="float">
            <text:p>23.6863488624052</text:p>
          </table:table-cell>
          <table:table-cell table:style-name="Default" table:formula="of:=(([.AQ8]/[.AR8])^2+([.AS8]*[.AP8]/([.AR8]*[.AR8]))^2)^(1/2)" office:value-type="float" office:value="0.012077715505517" calcext:value-type="float">
            <text:p>0.012077715505517</text:p>
          </table:table-cell>
          <table:table-cell table:style-name="Default" table:formula="of:=[.AP8]*[.AR8]" office:value-type="float" office:value="129146.16" calcext:value-type="float">
            <text:p>129146.16</text:p>
          </table:table-cell>
          <table:table-cell table:style-name="Default" table:formula="of:=(([.AQ8]*[.AR8])^2+([.AP8]*[.AS8])^2)^(1/2)" office:value-type="float" office:value="65.8518789945576" calcext:value-type="float">
            <text:p>65.8518789945576</text:p>
          </table:table-cell>
          <table:table-cell table:style-name="ce3" office:value-type="float" office:value="1749" calcext:value-type="float">
            <text:p>1749</text:p>
          </table:table-cell>
          <table:table-cell table:formula="of:=[.AP8]*[.$AK$4]" office:value-type="float" office:value="0.1749" calcext:value-type="float">
            <text:p>0.1749</text:p>
          </table:table-cell>
          <table:table-cell table:style-name="ce3" office:value-type="float" office:value="73.84" calcext:value-type="float">
            <text:p>73.84</text:p>
          </table:table-cell>
          <table:table-cell table:formula="of:=[.AR8]*[.$AK$6]" office:value-type="float" office:value="0.03692" calcext:value-type="float">
            <text:p>0.03692</text:p>
          </table:table-cell>
          <table:table-cell/>
          <table:table-cell table:style-name="Default" table:formula="of:=[.AY8]/[.BA8]" office:value-type="float" office:value="23.1612300634894" calcext:value-type="float">
            <text:p>23.1612300634894</text:p>
          </table:table-cell>
          <table:table-cell table:style-name="Default" table:formula="of:=(([.AZ8]/[.BA8])^2+([.BB8]*[.AY8]/([.BA8]*[.BA8]))^2)^(1/2)" office:value-type="float" office:value="0.0118099564052545" calcext:value-type="float">
            <text:p>0.0118099564052545</text:p>
          </table:table-cell>
          <table:table-cell table:style-name="Default" table:formula="of:=[.AY8]*[.BA8]" office:value-type="float" office:value="265.1106864" calcext:value-type="float">
            <text:p>265.1106864</text:p>
          </table:table-cell>
          <table:table-cell table:style-name="Default" table:formula="of:=(([.AZ8]*[.BA8])^2+([.AY8]*[.BB8])^2)^(1/2)" office:value-type="float" office:value="0.135180456321558" calcext:value-type="float">
            <text:p>0.135180456321558</text:p>
          </table:table-cell>
          <table:table-cell office:value-type="float" office:value="78.36" calcext:value-type="float">
            <text:p>78.36</text:p>
          </table:table-cell>
          <table:table-cell table:formula="of:=[.AY8]*[.$AT$4]" office:value-type="float" office:value="0.007836" calcext:value-type="float">
            <text:p>0.007836</text:p>
          </table:table-cell>
          <table:table-cell office:value-type="float" office:value="3.38324" calcext:value-type="float">
            <text:p>3.38324</text:p>
          </table:table-cell>
          <table:table-cell table:formula="of:=[.BA8]*[.$AT$6]" office:value-type="float" office:value="0.00169162" calcext:value-type="float">
            <text:p>0.00169162</text:p>
          </table:table-cell>
          <table:table-cell table:number-columns-repeated="16330"/>
        </table:table-row>
        <table:table-row table:style-name="ro2">
          <table:table-cell/>
          <table:table-cell table:style-name="Default" table:formula="of:=[.F9]/[.H9]" office:value-type="float" office:value="20.885993485342" calcext:value-type="float">
            <text:p>20.885993485342</text:p>
          </table:table-cell>
          <table:table-cell table:style-name="Default" table:formula="of:=(([.G9]/[.H9])^2+([.I9]*[.F9]/([.H9]*[.H9]))^2)^(1/2)" office:value-type="float" office:value="0.0106498088342531" calcext:value-type="float">
            <text:p>0.0106498088342531</text:p>
          </table:table-cell>
          <table:table-cell table:style-name="Default" table:formula="of:=[.F9]*[.H9]" office:value-type="float" office:value="123030.25" calcext:value-type="float">
            <text:p>123030.25</text:p>
          </table:table-cell>
          <table:table-cell table:style-name="Default" table:formula="of:=(([.G9]*[.H9])^2+([.F9]*[.I9])^2)^(1/2)" office:value-type="float" office:value="62.7333645512199" calcext:value-type="float">
            <text:p>62.7333645512199</text:p>
          </table:table-cell>
          <table:table-cell table:style-name="ce3" office:value-type="float" office:value="1603" calcext:value-type="float">
            <text:p>1603</text:p>
          </table:table-cell>
          <table:table-cell table:style-name="Default" table:formula="of:=[.F9]*[.$A$4]" office:value-type="float" office:value="0.1603" calcext:value-type="float">
            <text:p>0.1603</text:p>
          </table:table-cell>
          <table:table-cell table:style-name="ce3" office:value-type="float" office:value="76.75" calcext:value-type="float">
            <text:p>76.75</text:p>
          </table:table-cell>
          <table:table-cell table:style-name="Default" table:formula="of:=[.H9]*[.$A$6]" office:value-type="float" office:value="0.038375" calcext:value-type="float">
            <text:p>0.038375</text:p>
          </table:table-cell>
          <table:table-cell/>
          <table:table-cell table:style-name="Default" table:formula="of:=[.O9]/[.Q9]" office:value-type="float" office:value="22.0125130344108" calcext:value-type="float">
            <text:p>22.0125130344108</text:p>
          </table:table-cell>
          <table:table-cell table:style-name="Default" table:formula="of:=(([.P9]/[.Q9])^2+([.R9]*[.O9]/([.Q9]*[.Q9]))^2)^(1/2)" office:value-type="float" office:value="0.0112242233505676" calcext:value-type="float">
            <text:p>0.0112242233505676</text:p>
          </table:table-cell>
          <table:table-cell table:style-name="Default" table:formula="of:=[.O9]*[.Q9]" office:value-type="float" office:value="202444.9" calcext:value-type="float">
            <text:p>202444.9</text:p>
          </table:table-cell>
          <table:table-cell table:style-name="Default" table:formula="of:=(([.P9]*[.Q9])^2+([.O9]*[.R9])^2)^(1/2)" office:value-type="float" office:value="103.227049552734" calcext:value-type="float">
            <text:p>103.227049552734</text:p>
          </table:table-cell>
          <table:table-cell table:style-name="ce3" office:value-type="float" office:value="2111" calcext:value-type="float">
            <text:p>2111</text:p>
          </table:table-cell>
          <table:table-cell table:formula="of:=[.O9]*[.$J$4]" office:value-type="float" office:value="0.2111" calcext:value-type="float">
            <text:p>0.2111</text:p>
          </table:table-cell>
          <table:table-cell table:style-name="ce3" office:value-type="float" office:value="95.9" calcext:value-type="float">
            <text:p>95.9</text:p>
          </table:table-cell>
          <table:table-cell table:formula="of:=[.Q9]*[.$J$6]" office:value-type="float" office:value="0.04795" calcext:value-type="float">
            <text:p>0.04795</text:p>
          </table:table-cell>
          <table:table-cell/>
          <table:table-cell table:style-name="Default" table:formula="of:=[.X9]/[.Z9]" office:value-type="float" office:value="22.4598298676749" calcext:value-type="float">
            <text:p>22.4598298676749</text:p>
          </table:table-cell>
          <table:table-cell table:style-name="Default" table:formula="of:=(([.Y9]/[.Z9])^2+([.AA9]*[.X9]/([.Z9]*[.Z9]))^2)^(1/2)" office:value-type="float" office:value="0.0114523110767248" calcext:value-type="float">
            <text:p>0.0114523110767248</text:p>
          </table:table-cell>
          <table:table-cell table:style-name="Default" table:formula="of:=[.X9]*[.Z9]" office:value-type="float" office:value="160900.64" calcext:value-type="float">
            <text:p>160900.64</text:p>
          </table:table-cell>
          <table:table-cell table:style-name="Default" table:formula="of:=(([.Y9]*[.Z9])^2+([.X9]*[.AA9])^2)^(1/2)" office:value-type="float" office:value="82.0435503109568" calcext:value-type="float">
            <text:p>82.0435503109568</text:p>
          </table:table-cell>
          <table:table-cell table:style-name="ce3" office:value-type="float" office:value="1901" calcext:value-type="float">
            <text:p>1901</text:p>
          </table:table-cell>
          <table:table-cell table:formula="of:=[.X9]*[.$S$4]" office:value-type="float" office:value="0.1901" calcext:value-type="float">
            <text:p>0.1901</text:p>
          </table:table-cell>
          <table:table-cell table:style-name="ce3" office:value-type="float" office:value="84.64" calcext:value-type="float">
            <text:p>84.64</text:p>
          </table:table-cell>
          <table:table-cell table:formula="of:=[.Z9]*[.$S$6]" office:value-type="float" office:value="0.04232" calcext:value-type="float">
            <text:p>0.04232</text:p>
          </table:table-cell>
          <table:table-cell/>
          <table:table-cell table:style-name="Default" table:formula="of:=[.AG9]/[.AI9]" office:value-type="float" office:value="23.3698542708223" calcext:value-type="float">
            <text:p>23.3698542708223</text:p>
          </table:table-cell>
          <table:table-cell table:style-name="Default" table:formula="of:=(([.AH9]/[.AI9])^2+([.AJ9]*[.AG9]/([.AI9]*[.AI9]))^2)^(1/2)" office:value-type="float" office:value="0.0119163342956742" calcext:value-type="float">
            <text:p>0.0119163342956742</text:p>
          </table:table-cell>
          <table:table-cell table:style-name="Default" table:formula="of:=[.AG9]*[.AI9]" office:value-type="float" office:value="206539.97" calcext:value-type="float">
            <text:p>206539.97</text:p>
          </table:table-cell>
          <table:table-cell table:style-name="Default" table:formula="of:=(([.AH9]*[.AI9])^2+([.AG9]*[.AJ9])^2)^(1/2)" office:value-type="float" office:value="105.315133736687" calcext:value-type="float">
            <text:p>105.315133736687</text:p>
          </table:table-cell>
          <table:table-cell table:style-name="ce3" office:value-type="float" office:value="2197" calcext:value-type="float">
            <text:p>2197</text:p>
          </table:table-cell>
          <table:table-cell table:formula="of:=[.AG9]*[.$AB$4]" office:value-type="float" office:value="0.2197" calcext:value-type="float">
            <text:p>0.2197</text:p>
          </table:table-cell>
          <table:table-cell table:style-name="ce3" office:value-type="float" office:value="94.01" calcext:value-type="float">
            <text:p>94.01</text:p>
          </table:table-cell>
          <table:table-cell table:formula="of:=[.AI9]*[.$AB$6]" office:value-type="float" office:value="0.047005" calcext:value-type="float">
            <text:p>0.047005</text:p>
          </table:table-cell>
          <table:table-cell/>
          <table:table-cell table:style-name="Default" table:formula="of:=[.AP9]/[.AR9]" office:value-type="float" office:value="23.8752677933825" calcext:value-type="float">
            <text:p>23.8752677933825</text:p>
          </table:table-cell>
          <table:table-cell table:style-name="Default" table:formula="of:=(([.AQ9]/[.AR9])^2+([.AS9]*[.AP9]/([.AR9]*[.AR9]))^2)^(1/2)" office:value-type="float" office:value="0.0121740456370711" calcext:value-type="float">
            <text:p>0.0121740456370711</text:p>
          </table:table-cell>
          <table:table-cell table:style-name="Default" table:formula="of:=[.AP9]*[.AR9]" office:value-type="float" office:value="168544.12" calcext:value-type="float">
            <text:p>168544.12</text:p>
          </table:table-cell>
          <table:table-cell table:style-name="Default" table:formula="of:=(([.AQ9]*[.AR9])^2+([.AP9]*[.AS9])^2)^(1/2)" office:value-type="float" office:value="85.9409756781324" calcext:value-type="float">
            <text:p>85.9409756781324</text:p>
          </table:table-cell>
          <table:table-cell table:style-name="ce3" office:value-type="float" office:value="2006" calcext:value-type="float">
            <text:p>2006</text:p>
          </table:table-cell>
          <table:table-cell table:formula="of:=[.AP9]*[.$AK$4]" office:value-type="float" office:value="0.2006" calcext:value-type="float">
            <text:p>0.2006</text:p>
          </table:table-cell>
          <table:table-cell table:style-name="ce3" office:value-type="float" office:value="84.02" calcext:value-type="float">
            <text:p>84.02</text:p>
          </table:table-cell>
          <table:table-cell table:formula="of:=[.AR9]*[.$AK$6]" office:value-type="float" office:value="0.04201" calcext:value-type="float">
            <text:p>0.04201</text:p>
          </table:table-cell>
          <table:table-cell/>
          <table:table-cell table:style-name="Default" table:formula="of:=[.AY9]/[.BA9]" office:value-type="float" office:value="23.1712106336379" calcext:value-type="float">
            <text:p>23.1712106336379</text:p>
          </table:table-cell>
          <table:table-cell table:style-name="Default" table:formula="of:=(([.AZ9]/[.BA9])^2+([.BB9]*[.AY9]/([.BA9]*[.BA9]))^2)^(1/2)" office:value-type="float" office:value="0.0118150455174489" calcext:value-type="float">
            <text:p>0.0118150455174489</text:p>
          </table:table-cell>
          <table:table-cell table:style-name="Default" table:formula="of:=[.AY9]*[.BA9]" office:value-type="float" office:value="2599.9815744" calcext:value-type="float">
            <text:p>2599.9815744</text:p>
          </table:table-cell>
          <table:table-cell table:style-name="Default" table:formula="of:=(([.AZ9]*[.BA9])^2+([.AY9]*[.BB9])^2)^(1/2)" office:value-type="float" office:value="1.32573567828473" calcext:value-type="float">
            <text:p>1.32573567828473</text:p>
          </table:table-cell>
          <table:table-cell office:value-type="float" office:value="245.448" calcext:value-type="float">
            <text:p>245.448</text:p>
          </table:table-cell>
          <table:table-cell table:formula="of:=[.AY9]*[.$AT$4]" office:value-type="float" office:value="0.0245448" calcext:value-type="float">
            <text:p>0.0245448</text:p>
          </table:table-cell>
          <table:table-cell office:value-type="float" office:value="10.5928" calcext:value-type="float">
            <text:p>10.5928</text:p>
          </table:table-cell>
          <table:table-cell table:formula="of:=[.BA9]*[.$AT$6]" office:value-type="float" office:value="0.0052964" calcext:value-type="float">
            <text:p>0.0052964</text:p>
          </table:table-cell>
          <table:table-cell table:number-columns-repeated="16330"/>
        </table:table-row>
        <table:table-row table:style-name="ro2">
          <table:table-cell/>
          <table:table-cell table:style-name="Default" table:formula="of:=[.F10]/[.H10]" office:value-type="float" office:value="21.2950531859961" calcext:value-type="float">
            <text:p>21.2950531859961</text:p>
          </table:table-cell>
          <table:table-cell table:style-name="Default" table:formula="of:=(([.G10]/[.H10])^2+([.I10]*[.F10]/([.H10]*[.H10]))^2)^(1/2)" office:value-type="float" office:value="0.010858389173839" calcext:value-type="float">
            <text:p>0.010858389173839</text:p>
          </table:table-cell>
          <table:table-cell table:style-name="Default" table:formula="of:=[.F10]*[.H10]" office:value-type="float" office:value="199663.46" calcext:value-type="float">
            <text:p>199663.46</text:p>
          </table:table-cell>
          <table:table-cell table:style-name="Default" table:formula="of:=(([.G10]*[.H10])^2+([.F10]*[.I10])^2)^(1/2)" office:value-type="float" office:value="101.808787869145" calcext:value-type="float">
            <text:p>101.808787869145</text:p>
          </table:table-cell>
          <table:table-cell table:style-name="ce3" office:value-type="float" office:value="2062" calcext:value-type="float">
            <text:p>2062</text:p>
          </table:table-cell>
          <table:table-cell table:style-name="Default" table:formula="of:=[.F10]*[.$A$4]" office:value-type="float" office:value="0.2062" calcext:value-type="float">
            <text:p>0.2062</text:p>
          </table:table-cell>
          <table:table-cell table:style-name="ce3" office:value-type="float" office:value="96.83" calcext:value-type="float">
            <text:p>96.83</text:p>
          </table:table-cell>
          <table:table-cell table:style-name="Default" table:formula="of:=[.H10]*[.$A$6]" office:value-type="float" office:value="0.048415" calcext:value-type="float">
            <text:p>0.048415</text:p>
          </table:table-cell>
          <table:table-cell/>
          <table:table-cell table:style-name="Default" table:formula="of:=[.O10]/[.Q10]" office:value-type="float" office:value="22.2607554597432" calcext:value-type="float">
            <text:p>22.2607554597432</text:p>
          </table:table-cell>
          <table:table-cell table:style-name="Default" table:formula="of:=(([.P10]/[.Q10])^2+([.R10]*[.O10]/([.Q10]*[.Q10]))^2)^(1/2)" office:value-type="float" office:value="0.0113508026476548" calcext:value-type="float">
            <text:p>0.0113508026476548</text:p>
          </table:table-cell>
          <table:table-cell table:style-name="Default" table:formula="of:=[.O10]*[.Q10]" office:value-type="float" office:value="253388.75" calcext:value-type="float">
            <text:p>253388.75</text:p>
          </table:table-cell>
          <table:table-cell table:style-name="Default" table:formula="of:=(([.P10]*[.Q10])^2+([.O10]*[.R10])^2)^(1/2)" office:value-type="float" office:value="129.203418077488" calcext:value-type="float">
            <text:p>129.203418077488</text:p>
          </table:table-cell>
          <table:table-cell table:style-name="ce3" office:value-type="float" office:value="2375" calcext:value-type="float">
            <text:p>2375</text:p>
          </table:table-cell>
          <table:table-cell table:formula="of:=[.O10]*[.$J$4]" office:value-type="float" office:value="0.2375" calcext:value-type="float">
            <text:p>0.2375</text:p>
          </table:table-cell>
          <table:table-cell table:style-name="ce3" office:value-type="float" office:value="106.69" calcext:value-type="float">
            <text:p>106.69</text:p>
          </table:table-cell>
          <table:table-cell table:formula="of:=[.Q10]*[.$J$6]" office:value-type="float" office:value="0.053345" calcext:value-type="float">
            <text:p>0.053345</text:p>
          </table:table-cell>
          <table:table-cell/>
          <table:table-cell table:style-name="Default" table:formula="of:=[.X10]/[.Z10]" office:value-type="float" office:value="22.8138013087448" calcext:value-type="float">
            <text:p>22.8138013087448</text:p>
          </table:table-cell>
          <table:table-cell table:style-name="Default" table:formula="of:=(([.Y10]/[.Z10])^2+([.AA10]*[.X10]/([.Z10]*[.Z10]))^2)^(1/2)" office:value-type="float" office:value="0.0116328018052518" calcext:value-type="float">
            <text:p>0.0116328018052518</text:p>
          </table:table-cell>
          <table:table-cell table:style-name="Default" table:formula="of:=[.X10]*[.Z10]" office:value-type="float" office:value="232078.86" calcext:value-type="float">
            <text:p>232078.86</text:p>
          </table:table-cell>
          <table:table-cell table:style-name="Default" table:formula="of:=(([.Y10]*[.Z10])^2+([.X10]*[.AA10])^2)^(1/2)" office:value-type="float" office:value="118.337463583237" calcext:value-type="float">
            <text:p>118.337463583237</text:p>
          </table:table-cell>
          <table:table-cell table:style-name="ce3" office:value-type="float" office:value="2301" calcext:value-type="float">
            <text:p>2301</text:p>
          </table:table-cell>
          <table:table-cell table:formula="of:=[.X10]*[.$S$4]" office:value-type="float" office:value="0.2301" calcext:value-type="float">
            <text:p>0.2301</text:p>
          </table:table-cell>
          <table:table-cell table:style-name="ce3" office:value-type="float" office:value="100.86" calcext:value-type="float">
            <text:p>100.86</text:p>
          </table:table-cell>
          <table:table-cell table:formula="of:=[.Z10]*[.$S$6]" office:value-type="float" office:value="0.05043" calcext:value-type="float">
            <text:p>0.05043</text:p>
          </table:table-cell>
          <table:table-cell/>
          <table:table-cell table:style-name="Default" table:formula="of:=[.AG10]/[.AI10]" office:value-type="float" office:value="23.6161654855392" calcext:value-type="float">
            <text:p>23.6161654855392</text:p>
          </table:table-cell>
          <table:table-cell table:style-name="Default" table:formula="of:=(([.AH10]/[.AI10])^2+([.AJ10]*[.AG10]/([.AI10]*[.AI10]))^2)^(1/2)" office:value-type="float" office:value="0.0120419288647001" calcext:value-type="float">
            <text:p>0.0120419288647001</text:p>
          </table:table-cell>
          <table:table-cell table:style-name="Default" table:formula="of:=[.AG10]*[.AI10]" office:value-type="float" office:value="257499.72" calcext:value-type="float">
            <text:p>257499.72</text:p>
          </table:table-cell>
          <table:table-cell table:style-name="Default" table:formula="of:=(([.AH10]*[.AI10])^2+([.AG10]*[.AJ10])^2)^(1/2)" office:value-type="float" office:value="131.299609702468" calcext:value-type="float">
            <text:p>131.299609702468</text:p>
          </table:table-cell>
          <table:table-cell table:style-name="ce3" office:value-type="float" office:value="2466" calcext:value-type="float">
            <text:p>2466</text:p>
          </table:table-cell>
          <table:table-cell table:formula="of:=[.AG10]*[.$AB$4]" office:value-type="float" office:value="0.2466" calcext:value-type="float">
            <text:p>0.2466</text:p>
          </table:table-cell>
          <table:table-cell table:style-name="ce3" office:value-type="float" office:value="104.42" calcext:value-type="float">
            <text:p>104.42</text:p>
          </table:table-cell>
          <table:table-cell table:formula="of:=[.AI10]*[.$AB$6]" office:value-type="float" office:value="0.05221" calcext:value-type="float">
            <text:p>0.05221</text:p>
          </table:table-cell>
          <table:table-cell/>
          <table:table-cell table:style-name="Default" table:formula="of:=[.AP10]/[.AR10]" office:value-type="float" office:value="24.0844920921346" calcext:value-type="float">
            <text:p>24.0844920921346</text:p>
          </table:table-cell>
          <table:table-cell table:style-name="Default" table:formula="of:=(([.AQ10]/[.AR10])^2+([.AS10]*[.AP10]/([.AR10]*[.AR10]))^2)^(1/2)" office:value-type="float" office:value="0.0122807295152765" calcext:value-type="float">
            <text:p>0.0122807295152765</text:p>
          </table:table-cell>
          <table:table-cell table:style-name="Default" table:formula="of:=[.AP10]*[.AR10]" office:value-type="float" office:value="213762.49" calcext:value-type="float">
            <text:p>213762.49</text:p>
          </table:table-cell>
          <table:table-cell table:style-name="Default" table:formula="of:=(([.AQ10]*[.AR10])^2+([.AP10]*[.AS10])^2)^(1/2)" office:value-type="float" office:value="108.997910778418" calcext:value-type="float">
            <text:p>108.997910778418</text:p>
          </table:table-cell>
          <table:table-cell table:style-name="ce3" office:value-type="float" office:value="2269" calcext:value-type="float">
            <text:p>2269</text:p>
          </table:table-cell>
          <table:table-cell table:formula="of:=[.AP10]*[.$AK$4]" office:value-type="float" office:value="0.2269" calcext:value-type="float">
            <text:p>0.2269</text:p>
          </table:table-cell>
          <table:table-cell table:style-name="ce3" office:value-type="float" office:value="94.21" calcext:value-type="float">
            <text:p>94.21</text:p>
          </table:table-cell>
          <table:table-cell table:formula="of:=[.AR10]*[.$AK$6]" office:value-type="float" office:value="0.047105" calcext:value-type="float">
            <text:p>0.047105</text:p>
          </table:table-cell>
          <table:table-cell/>
          <table:table-cell table:style-name="Default" table:formula="of:=[.AY10]/[.BA10]" office:value-type="float" office:value="24.7127750065817" calcext:value-type="float">
            <text:p>24.7127750065817</text:p>
          </table:table-cell>
          <table:table-cell table:style-name="Default" table:formula="of:=(([.AZ10]/[.BA10])^2+([.BB10]*[.AY10]/([.BA10]*[.BA10]))^2)^(1/2)" office:value-type="float" office:value="0.0126010921993588" calcext:value-type="float">
            <text:p>0.0126010921993588</text:p>
          </table:table-cell>
          <table:table-cell table:style-name="Default" table:formula="of:=[.AY10]*[.BA10]" office:value-type="float" office:value="327353.562902" calcext:value-type="float">
            <text:p>327353.562902</text:p>
          </table:table-cell>
          <table:table-cell table:style-name="Default" table:formula="of:=(([.AZ10]*[.BA10])^2+([.AY10]*[.BB10])^2)^(1/2)" office:value-type="float" office:value="166.918220508142" calcext:value-type="float">
            <text:p>166.918220508142</text:p>
          </table:table-cell>
          <table:table-cell office:value-type="float" office:value="2844.26" calcext:value-type="float">
            <text:p>2844.26</text:p>
          </table:table-cell>
          <table:table-cell table:formula="of:=[.AY10]*[.$AT$4]" office:value-type="float" office:value="0.284426" calcext:value-type="float">
            <text:p>0.284426</text:p>
          </table:table-cell>
          <table:table-cell office:value-type="float" office:value="115.0927" calcext:value-type="float">
            <text:p>115.0927</text:p>
          </table:table-cell>
          <table:table-cell table:formula="of:=[.BA10]*[.$AT$6]" office:value-type="float" office:value="0.05754635" calcext:value-type="float">
            <text:p>0.05754635</text:p>
          </table:table-cell>
          <table:table-cell table:number-columns-repeated="16330"/>
        </table:table-row>
        <table:table-row table:style-name="ro2">
          <table:table-cell/>
          <table:table-cell table:style-name="Default" table:formula="of:=[.F11]/[.H11]" office:value-type="float" office:value="21.4857905779134" calcext:value-type="float">
            <text:p>21.4857905779134</text:p>
          </table:table-cell>
          <table:table-cell table:style-name="Default" table:formula="of:=(([.G11]/[.H11])^2+([.I11]*[.F11]/([.H11]*[.H11]))^2)^(1/2)" office:value-type="float" office:value="0.0109556465421748" calcext:value-type="float">
            <text:p>0.0109556465421748</text:p>
          </table:table-cell>
          <table:table-cell table:style-name="Default" table:formula="of:=[.F11]*[.H11]" office:value-type="float" office:value="236249.58" calcext:value-type="float">
            <text:p>236249.58</text:p>
          </table:table-cell>
          <table:table-cell table:style-name="Default" table:formula="of:=(([.G11]*[.H11])^2+([.F11]*[.I11])^2)^(1/2)" office:value-type="float" office:value="120.46412184981" calcext:value-type="float">
            <text:p>120.46412184981</text:p>
          </table:table-cell>
          <table:table-cell table:style-name="ce3" office:value-type="float" office:value="2253" calcext:value-type="float">
            <text:p>2253</text:p>
          </table:table-cell>
          <table:table-cell table:style-name="Default" table:formula="of:=[.F11]*[.$A$4]" office:value-type="float" office:value="0.2253" calcext:value-type="float">
            <text:p>0.2253</text:p>
          </table:table-cell>
          <table:table-cell table:style-name="ce3" office:value-type="float" office:value="104.86" calcext:value-type="float">
            <text:p>104.86</text:p>
          </table:table-cell>
          <table:table-cell table:style-name="Default" table:formula="of:=[.H11]*[.$A$6]" office:value-type="float" office:value="0.05243" calcext:value-type="float">
            <text:p>0.05243</text:p>
          </table:table-cell>
          <table:table-cell/>
          <table:table-cell table:style-name="Default" table:formula="of:=[.O11]/[.Q11]" office:value-type="float" office:value="22.630173564753" calcext:value-type="float">
            <text:p>22.630173564753</text:p>
          </table:table-cell>
          <table:table-cell table:style-name="Default" table:formula="of:=(([.P11]/[.Q11])^2+([.R11]*[.O11]/([.Q11]*[.Q11]))^2)^(1/2)" office:value-type="float" office:value="0.0115391696602667" calcext:value-type="float">
            <text:p>0.0115391696602667</text:p>
          </table:table-cell>
          <table:table-cell table:style-name="Default" table:formula="of:=[.O11]*[.Q11]" office:value-type="float" office:value="325006.08" calcext:value-type="float">
            <text:p>325006.08</text:p>
          </table:table-cell>
          <table:table-cell table:style-name="Default" table:formula="of:=(([.P11]*[.Q11])^2+([.O11]*[.R11])^2)^(1/2)" office:value-type="float" office:value="165.72123439563" calcext:value-type="float">
            <text:p>165.72123439563</text:p>
          </table:table-cell>
          <table:table-cell table:style-name="ce3" office:value-type="float" office:value="2712" calcext:value-type="float">
            <text:p>2712</text:p>
          </table:table-cell>
          <table:table-cell table:formula="of:=[.O11]*[.$J$4]" office:value-type="float" office:value="0.2712" calcext:value-type="float">
            <text:p>0.2712</text:p>
          </table:table-cell>
          <table:table-cell table:style-name="ce3" office:value-type="float" office:value="119.84" calcext:value-type="float">
            <text:p>119.84</text:p>
          </table:table-cell>
          <table:table-cell table:formula="of:=[.Q11]*[.$J$6]" office:value-type="float" office:value="0.05992" calcext:value-type="float">
            <text:p>0.05992</text:p>
          </table:table-cell>
          <table:table-cell/>
          <table:table-cell table:style-name="Default" table:formula="of:=[.X11]/[.Z11]" office:value-type="float" office:value="23.0305796439982" calcext:value-type="float">
            <text:p>23.0305796439982</text:p>
          </table:table-cell>
          <table:table-cell table:style-name="Default" table:formula="of:=(([.Y11]/[.Z11])^2+([.AA11]*[.X11]/([.Z11]*[.Z11]))^2)^(1/2)" office:value-type="float" office:value="0.0117433375014099" calcext:value-type="float">
            <text:p>0.0117433375014099</text:p>
          </table:table-cell>
          <table:table-cell table:style-name="Default" table:formula="of:=[.X11]*[.Z11]" office:value-type="float" office:value="276394.65" calcext:value-type="float">
            <text:p>276394.65</text:p>
          </table:table-cell>
          <table:table-cell table:style-name="Default" table:formula="of:=(([.Y11]*[.Z11])^2+([.X11]*[.AA11])^2)^(1/2)" office:value-type="float" office:value="140.934171380265" calcext:value-type="float">
            <text:p>140.934171380265</text:p>
          </table:table-cell>
          <table:table-cell table:style-name="ce3" office:value-type="float" office:value="2523" calcext:value-type="float">
            <text:p>2523</text:p>
          </table:table-cell>
          <table:table-cell table:formula="of:=[.X11]*[.$S$4]" office:value-type="float" office:value="0.2523" calcext:value-type="float">
            <text:p>0.2523</text:p>
          </table:table-cell>
          <table:table-cell table:style-name="ce3" office:value-type="float" office:value="109.55" calcext:value-type="float">
            <text:p>109.55</text:p>
          </table:table-cell>
          <table:table-cell table:formula="of:=[.Z11]*[.$S$6]" office:value-type="float" office:value="0.054775" calcext:value-type="float">
            <text:p>0.054775</text:p>
          </table:table-cell>
          <table:table-cell/>
          <table:table-cell table:style-name="Default" table:formula="of:=[.AG11]/[.AI11]" office:value-type="float" office:value="23.7616589694829" calcext:value-type="float">
            <text:p>23.7616589694829</text:p>
          </table:table-cell>
          <table:table-cell table:style-name="Default" table:formula="of:=(([.AH11]/[.AI11])^2+([.AJ11]*[.AG11]/([.AI11]*[.AI11]))^2)^(1/2)" office:value-type="float" office:value="0.012116116276073" calcext:value-type="float">
            <text:p>0.012116116276073</text:p>
          </table:table-cell>
          <table:table-cell table:style-name="Default" table:formula="of:=[.AG11]*[.AI11]" office:value-type="float" office:value="289768.32" calcext:value-type="float">
            <text:p>289768.32</text:p>
          </table:table-cell>
          <table:table-cell table:style-name="Default" table:formula="of:=(([.AH11]*[.AI11])^2+([.AG11]*[.AJ11])^2)^(1/2)" office:value-type="float" office:value="147.7534318101" calcext:value-type="float">
            <text:p>147.7534318101</text:p>
          </table:table-cell>
          <table:table-cell table:style-name="ce3" office:value-type="float" office:value="2624" calcext:value-type="float">
            <text:p>2624</text:p>
          </table:table-cell>
          <table:table-cell table:formula="of:=[.AG11]*[.$AB$4]" office:value-type="float" office:value="0.2624" calcext:value-type="float">
            <text:p>0.2624</text:p>
          </table:table-cell>
          <table:table-cell table:style-name="ce3" office:value-type="float" office:value="110.43" calcext:value-type="float">
            <text:p>110.43</text:p>
          </table:table-cell>
          <table:table-cell table:formula="of:=[.AI11]*[.$AB$6]" office:value-type="float" office:value="0.055215" calcext:value-type="float">
            <text:p>0.055215</text:p>
          </table:table-cell>
          <table:table-cell/>
          <table:table-cell table:style-name="Default" table:formula="of:=[.AP11]/[.AR11]" office:value-type="float" office:value="24.3361986628462" calcext:value-type="float">
            <text:p>24.3361986628462</text:p>
          </table:table-cell>
          <table:table-cell table:style-name="Default" table:formula="of:=(([.AQ11]/[.AR11])^2+([.AS11]*[.AP11]/([.AR11]*[.AR11]))^2)^(1/2)" office:value-type="float" office:value="0.0124090751868524" calcext:value-type="float">
            <text:p>0.0124090751868524</text:p>
          </table:table-cell>
          <table:table-cell table:style-name="Default" table:formula="of:=[.AP11]*[.AR11]" office:value-type="float" office:value="266775.6" calcext:value-type="float">
            <text:p>266775.6</text:p>
          </table:table-cell>
          <table:table-cell table:style-name="Default" table:formula="of:=(([.AQ11]*[.AR11])^2+([.AP11]*[.AS11])^2)^(1/2)" office:value-type="float" office:value="136.029399015042" calcext:value-type="float">
            <text:p>136.029399015042</text:p>
          </table:table-cell>
          <table:table-cell table:style-name="ce3" office:value-type="float" office:value="2548" calcext:value-type="float">
            <text:p>2548</text:p>
          </table:table-cell>
          <table:table-cell table:formula="of:=[.AP11]*[.$AK$4]" office:value-type="float" office:value="0.2548" calcext:value-type="float">
            <text:p>0.2548</text:p>
          </table:table-cell>
          <table:table-cell table:style-name="ce3" office:value-type="float" office:value="104.7" calcext:value-type="float">
            <text:p>104.7</text:p>
          </table:table-cell>
          <table:table-cell table:formula="of:=[.AR11]*[.$AK$6]" office:value-type="float" office:value="0.05235" calcext:value-type="float">
            <text:p>0.05235</text:p>
          </table:table-cell>
          <table:table-cell table:number-columns-repeated="4"/>
          <table:table-cell table:style-name="Default"/>
          <table:table-cell table:number-columns-repeated="16334"/>
        </table:table-row>
        <table:table-row table:style-name="ro2">
          <table:table-cell/>
          <table:table-cell table:style-name="Default" table:formula="of:=[.F12]/[.H12]" office:value-type="float" office:value="21.7515592515593" calcext:value-type="float">
            <text:p>21.7515592515593</text:p>
          </table:table-cell>
          <table:table-cell table:style-name="Default" table:formula="of:=(([.G12]/[.H12])^2+([.I12]*[.F12]/([.H12]*[.H12]))^2)^(1/2)" office:value-type="float" office:value="0.011091162507477" calcext:value-type="float">
            <text:p>0.011091162507477</text:p>
          </table:table-cell>
          <table:table-cell table:style-name="Default" table:formula="of:=[.F12]*[.H12]" office:value-type="float" office:value="289869.84" calcext:value-type="float">
            <text:p>289869.84</text:p>
          </table:table-cell>
          <table:table-cell table:style-name="Default" table:formula="of:=(([.G12]*[.H12])^2+([.F12]*[.I12])^2)^(1/2)" office:value-type="float" office:value="147.805197056202" calcext:value-type="float">
            <text:p>147.805197056202</text:p>
          </table:table-cell>
          <table:table-cell table:style-name="ce3" office:value-type="float" office:value="2511" calcext:value-type="float">
            <text:p>2511</text:p>
          </table:table-cell>
          <table:table-cell table:style-name="Default" table:formula="of:=[.F12]*[.$A$4]" office:value-type="float" office:value="0.2511" calcext:value-type="float">
            <text:p>0.2511</text:p>
          </table:table-cell>
          <table:table-cell table:style-name="ce3" office:value-type="float" office:value="115.44" calcext:value-type="float">
            <text:p>115.44</text:p>
          </table:table-cell>
          <table:table-cell table:style-name="Default" table:formula="of:=[.H12]*[.$A$6]" office:value-type="float" office:value="0.05772" calcext:value-type="float">
            <text:p>0.05772</text:p>
          </table:table-cell>
          <table:table-cell/>
          <table:table-cell table:style-name="Default" table:formula="of:=[.O12]/[.Q12]" office:value-type="float" office:value="22.7882465665921" calcext:value-type="float">
            <text:p>22.7882465665921</text:p>
          </table:table-cell>
          <table:table-cell table:style-name="Default" table:formula="of:=(([.P12]/[.Q12])^2+([.R12]*[.O12]/([.Q12]*[.Q12]))^2)^(1/2)" office:value-type="float" office:value="0.0116197713923617" calcext:value-type="float">
            <text:p>0.0116197713923617</text:p>
          </table:table-cell>
          <table:table-cell table:style-name="Default" table:formula="of:=[.O12]*[.Q12]" office:value-type="float" office:value="357434.96" calcext:value-type="float">
            <text:p>357434.96</text:p>
          </table:table-cell>
          <table:table-cell table:style-name="Default" table:formula="of:=(([.P12]*[.Q12])^2+([.O12]*[.R12])^2)^(1/2)" office:value-type="float" office:value="182.256783588026" calcext:value-type="float">
            <text:p>182.256783588026</text:p>
          </table:table-cell>
          <table:table-cell table:style-name="ce3" office:value-type="float" office:value="2854" calcext:value-type="float">
            <text:p>2854</text:p>
          </table:table-cell>
          <table:table-cell table:formula="of:=[.O12]*[.$J$4]" office:value-type="float" office:value="0.2854" calcext:value-type="float">
            <text:p>0.2854</text:p>
          </table:table-cell>
          <table:table-cell table:style-name="ce3" office:value-type="float" office:value="125.24" calcext:value-type="float">
            <text:p>125.24</text:p>
          </table:table-cell>
          <table:table-cell table:formula="of:=[.Q12]*[.$J$6]" office:value-type="float" office:value="0.06262" calcext:value-type="float">
            <text:p>0.06262</text:p>
          </table:table-cell>
          <table:table-cell/>
          <table:table-cell table:style-name="Default" table:formula="of:=[.X12]/[.Z12]" office:value-type="float" office:value="23.2075146501206" calcext:value-type="float">
            <text:p>23.2075146501206</text:p>
          </table:table-cell>
          <table:table-cell table:style-name="Default" table:formula="of:=(([.Y12]/[.Z12])^2+([.AA12]*[.X12]/([.Z12]*[.Z12]))^2)^(1/2)" office:value-type="float" office:value="0.0118335570062956" calcext:value-type="float">
            <text:p>0.0118335570062956</text:p>
          </table:table-cell>
          <table:table-cell table:style-name="Default" table:formula="of:=[.X12]*[.Z12]" office:value-type="float" office:value="312495.72" calcext:value-type="float">
            <text:p>312495.72</text:p>
          </table:table-cell>
          <table:table-cell table:style-name="Default" table:formula="of:=(([.Y12]*[.Z12])^2+([.X12]*[.AA12])^2)^(1/2)" office:value-type="float" office:value="159.342177419423" calcext:value-type="float">
            <text:p>159.342177419423</text:p>
          </table:table-cell>
          <table:table-cell table:style-name="ce3" office:value-type="float" office:value="2693" calcext:value-type="float">
            <text:p>2693</text:p>
          </table:table-cell>
          <table:table-cell table:formula="of:=[.X12]*[.$S$4]" office:value-type="float" office:value="0.2693" calcext:value-type="float">
            <text:p>0.2693</text:p>
          </table:table-cell>
          <table:table-cell table:style-name="ce3" office:value-type="float" office:value="116.04" calcext:value-type="float">
            <text:p>116.04</text:p>
          </table:table-cell>
          <table:table-cell table:formula="of:=[.Z12]*[.$S$6]" office:value-type="float" office:value="0.05802" calcext:value-type="float">
            <text:p>0.05802</text:p>
          </table:table-cell>
          <table:table-cell/>
          <table:table-cell table:style-name="Default" table:formula="of:=[.AG12]/[.AI12]" office:value-type="float" office:value="23.9393160195423" calcext:value-type="float">
            <text:p>23.9393160195423</text:p>
          </table:table-cell>
          <table:table-cell table:style-name="Default" table:formula="of:=(([.AH12]/[.AI12])^2+([.AJ12]*[.AG12]/([.AI12]*[.AI12]))^2)^(1/2)" office:value-type="float" office:value="0.0122067039525711" calcext:value-type="float">
            <text:p>0.0122067039525711</text:p>
          </table:table-cell>
          <table:table-cell table:style-name="Default" table:formula="of:=[.AG12]*[.AI12]" office:value-type="float" office:value="325859.31" calcext:value-type="float">
            <text:p>325859.31</text:p>
          </table:table-cell>
          <table:table-cell table:style-name="Default" table:formula="of:=(([.AH12]*[.AI12])^2+([.AG12]*[.AJ12])^2)^(1/2)" office:value-type="float" office:value="166.156298037588" calcext:value-type="float">
            <text:p>166.156298037588</text:p>
          </table:table-cell>
          <table:table-cell table:style-name="ce3" office:value-type="float" office:value="2793" calcext:value-type="float">
            <text:p>2793</text:p>
          </table:table-cell>
          <table:table-cell table:formula="of:=[.AG12]*[.$AB$4]" office:value-type="float" office:value="0.2793" calcext:value-type="float">
            <text:p>0.2793</text:p>
          </table:table-cell>
          <table:table-cell table:style-name="ce3" office:value-type="float" office:value="116.67" calcext:value-type="float">
            <text:p>116.67</text:p>
          </table:table-cell>
          <table:table-cell table:formula="of:=[.AI12]*[.$AB$6]" office:value-type="float" office:value="0.058335" calcext:value-type="float">
            <text:p>0.058335</text:p>
          </table:table-cell>
          <table:table-cell/>
          <table:table-cell table:style-name="Default" table:formula="of:=[.AP12]/[.AR12]" office:value-type="float" office:value="24.631651932744" calcext:value-type="float">
            <text:p>24.631651932744</text:p>
          </table:table-cell>
          <table:table-cell table:style-name="Default" table:formula="of:=(([.AQ12]/[.AR12])^2+([.AS12]*[.AP12]/([.AR12]*[.AR12]))^2)^(1/2)" office:value-type="float" office:value="0.0125597273857087" calcext:value-type="float">
            <text:p>0.0125597273857087</text:p>
          </table:table-cell>
          <table:table-cell table:style-name="Default" table:formula="of:=[.AP12]*[.AR12]" office:value-type="float" office:value="327909.96" calcext:value-type="float">
            <text:p>327909.96</text:p>
          </table:table-cell>
          <table:table-cell table:style-name="Default" table:formula="of:=(([.AQ12]*[.AR12])^2+([.AP12]*[.AS12])^2)^(1/2)" office:value-type="float" office:value="167.201928474143" calcext:value-type="float">
            <text:p>167.201928474143</text:p>
          </table:table-cell>
          <table:table-cell table:style-name="ce3" office:value-type="float" office:value="2842" calcext:value-type="float">
            <text:p>2842</text:p>
          </table:table-cell>
          <table:table-cell table:formula="of:=[.AP12]*[.$AK$4]" office:value-type="float" office:value="0.2842" calcext:value-type="float">
            <text:p>0.2842</text:p>
          </table:table-cell>
          <table:table-cell table:style-name="ce3" office:value-type="float" office:value="115.38" calcext:value-type="float">
            <text:p>115.38</text:p>
          </table:table-cell>
          <table:table-cell table:formula="of:=[.AR12]*[.$AK$6]" office:value-type="float" office:value="0.05769" calcext:value-type="float">
            <text:p>0.05769</text:p>
          </table:table-cell>
          <table:table-cell table:number-columns-repeated="16339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05:06:20.415339402</meta:creation-date>
    <meta:generator>LibreOffice/7.4.7.2$Linux_X86_64 LibreOffice_project/40$Build-2</meta:generator>
    <dc:date>2024-05-17T21:50:28.808200165</dc:date>
    <meta:editing-duration>PT3H12M</meta:editing-duration>
    <meta:editing-cycles>6</meta:editing-cycles>
    <meta:document-statistic meta:table-count="1" meta:cell-count="596" meta:object-count="0"/>
  </office:meta>
</office:document-meta>
</file>